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0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224920272">
            <text:p>1.8224920272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1.8225">
            <text:p>1.8225</text:p>
          </table:table-cell>
          <table:table-cell table:formula="of:=[.A2]-[.B2]" office:value-type="float" office:value="-0.8224920272">
            <text:p>-0.8224920272</text:p>
          </table:table-cell>
          <table:table-cell table:formula="of:= 100 *(([.B2]-[.A2])/[.A2])" office:value-type="float" office:value="82.24920272">
            <text:p>82.24920272</text:p>
          </table:table-cell>
          <table:table-cell table:formula="of:=[.A2]-[.C2]" office:value-type="float" office:value="-0.8225">
            <text:p>-0.8225</text:p>
          </table:table-cell>
          <table:table-cell table:formula="of:= 100 *(([.C2]-[.A2])/[.A2])" office:value-type="float" office:value="82.25">
            <text:p>82.2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.2332401275">
            <text:p>2.2332401275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2.2325">
            <text:p>2.2325</text:p>
          </table:table-cell>
          <table:table-cell table:formula="of:=[.A3]-[.B3]" office:value-type="float" office:value="-1.0332401275">
            <text:p>-1.0332401275</text:p>
          </table:table-cell>
          <table:table-cell table:formula="of:= 100 *(([.B3]-[.A3])/[.A3])" office:value-type="float" office:value="86.1033439583334">
            <text:p>86.1033439583</text:p>
          </table:table-cell>
          <table:table-cell table:formula="of:=[.A3]-[.C3]" office:value-type="float" office:value="-1.0325">
            <text:p>-1.0325</text:p>
          </table:table-cell>
          <table:table-cell table:formula="of:= 100 *(([.C3]-[.A3])/[.A3])" office:value-type="float" office:value="86.0416666666667">
            <text:p>86.041666666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2.4366829395">
            <text:p>2.4366829395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2.4375">
            <text:p>2.4375</text:p>
          </table:table-cell>
          <table:table-cell table:formula="of:=[.A4]-[.B4]" office:value-type="float" office:value="-1.1366829395">
            <text:p>-1.1366829395</text:p>
          </table:table-cell>
          <table:table-cell table:formula="of:= 100 *(([.B4]-[.A4])/[.A4])" office:value-type="float" office:value="87.4371491923077">
            <text:p>87.4371491923</text:p>
          </table:table-cell>
          <table:table-cell table:formula="of:=[.A4]-[.C4]" office:value-type="float" office:value="-1.1375">
            <text:p>-1.1375</text:p>
          </table:table-cell>
          <table:table-cell table:formula="of:= 100 *(([.C4]-[.A4])/[.A4])" office:value-type="float" office:value="87.5">
            <text:p>87.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2.6901688575">
            <text:p>2.6901688575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2.69">
            <text:p>2.69</text:p>
          </table:table-cell>
          <table:table-cell table:formula="of:=[.A5]-[.B5]" office:value-type="float" office:value="-1.2901688575">
            <text:p>-1.2901688575</text:p>
          </table:table-cell>
          <table:table-cell table:formula="of:= 100 *(([.B5]-[.A5])/[.A5])" office:value-type="float" office:value="92.1549183928572">
            <text:p>92.1549183929</text:p>
          </table:table-cell>
          <table:table-cell table:formula="of:=[.A5]-[.C5]" office:value-type="float" office:value="-1.29">
            <text:p>-1.29</text:p>
          </table:table-cell>
          <table:table-cell table:formula="of:= 100 *(([.C5]-[.A5])/[.A5])" office:value-type="float" office:value="92.1428571428572">
            <text:p>92.142857142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2.7118213176">
            <text:p>2.7118213176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2.7125">
            <text:p>2.7125</text:p>
          </table:table-cell>
          <table:table-cell table:formula="of:=[.A6]-[.B6]" office:value-type="float" office:value="-1.0118213176">
            <text:p>-1.0118213176</text:p>
          </table:table-cell>
          <table:table-cell table:formula="of:= 100 *(([.B6]-[.A6])/[.A6])" office:value-type="float" office:value="59.5189010352941">
            <text:p>59.5189010353</text:p>
          </table:table-cell>
          <table:table-cell table:formula="of:=[.A6]-[.C6]" office:value-type="float" office:value="-1.0125">
            <text:p>-1.0125</text:p>
          </table:table-cell>
          <table:table-cell table:formula="of:= 100 *(([.C6]-[.A6])/[.A6])" office:value-type="float" office:value="59.5588235294117">
            <text:p>59.558823529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2.8977231979">
            <text:p>2.8977231979</text:p>
          </table:table-cell>
          <table:table-cell table:formula="of:=IF([.B7]&lt;1; (POWER(10; (CEILING(LOG([.B7]); -1)))/4000)*ROUND([.B7]/(POWER(10; (CEILING(LOG([.B7]); -1)))/4000); 0); (POWER(10; (CEILING(LOG([.B7]); 1)))/4000)*ROUND([.B7]/(POWER(10; (CEILING(LOG([.B7]); 1)))/4000); 0))" office:value-type="float" office:value="2.8975">
            <text:p>2.8975</text:p>
          </table:table-cell>
          <table:table-cell table:formula="of:=[.A7]-[.B7]" office:value-type="float" office:value="-0.9977231979">
            <text:p>-0.9977231979</text:p>
          </table:table-cell>
          <table:table-cell table:formula="of:= 100 *(([.B7]-[.A7])/[.A7])" office:value-type="float" office:value="52.5117472578947">
            <text:p>52.5117472579</text:p>
          </table:table-cell>
          <table:table-cell table:formula="of:=[.A7]-[.C7]" office:value-type="float" office:value="-0.9975">
            <text:p>-0.9975</text:p>
          </table:table-cell>
          <table:table-cell table:formula="of:= 100 *(([.C7]-[.A7])/[.A7])" office:value-type="float" office:value="52.5">
            <text:p>52.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3.4486813545">
            <text:p>3.4486813545</text:p>
          </table:table-cell>
          <table:table-cell table:formula="of:=IF([.B8]&lt;1; (POWER(10; (CEILING(LOG([.B8]); -1)))/4000)*ROUND([.B8]/(POWER(10; (CEILING(LOG([.B8]); -1)))/4000); 0); (POWER(10; (CEILING(LOG([.B8]); 1)))/4000)*ROUND([.B8]/(POWER(10; (CEILING(LOG([.B8]); 1)))/4000); 0))" office:value-type="float" office:value="3.4475">
            <text:p>3.4475</text:p>
          </table:table-cell>
          <table:table-cell table:formula="of:=[.A8]-[.B8]" office:value-type="float" office:value="-1.0486813545">
            <text:p>-1.0486813545</text:p>
          </table:table-cell>
          <table:table-cell table:formula="of:= 100 *(([.B8]-[.A8])/[.A8])" office:value-type="float" office:value="43.6950564375">
            <text:p>43.6950564375</text:p>
          </table:table-cell>
          <table:table-cell table:formula="of:=[.A8]-[.C8]" office:value-type="float" office:value="-1.0475">
            <text:p>-1.0475</text:p>
          </table:table-cell>
          <table:table-cell table:formula="of:= 100 *(([.C8]-[.A8])/[.A8])" office:value-type="float" office:value="43.6458333333334">
            <text:p>43.6458333333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4237504005">
            <text:p>4.4237504005</text:p>
          </table:table-cell>
          <table:table-cell table:formula="of:=IF([.B9]&lt;1; (POWER(10; (CEILING(LOG([.B9]); -1)))/4000)*ROUND([.B9]/(POWER(10; (CEILING(LOG([.B9]); -1)))/4000); 0); (POWER(10; (CEILING(LOG([.B9]); 1)))/4000)*ROUND([.B9]/(POWER(10; (CEILING(LOG([.B9]); 1)))/4000); 0))" office:value-type="float" office:value="4.425">
            <text:p>4.425</text:p>
          </table:table-cell>
          <table:table-cell table:formula="of:=[.A9]-[.B9]" office:value-type="float" office:value="-0.9237504005">
            <text:p>-0.9237504005</text:p>
          </table:table-cell>
          <table:table-cell table:formula="of:= 100 *(([.B9]-[.A9])/[.A9])" office:value-type="float" office:value="26.3928685857143">
            <text:p>26.3928685857</text:p>
          </table:table-cell>
          <table:table-cell table:formula="of:=[.A9]-[.C9]" office:value-type="float" office:value="-0.925">
            <text:p>-0.925</text:p>
          </table:table-cell>
          <table:table-cell table:formula="of:= 100 *(([.C9]-[.A9])/[.A9])" office:value-type="float" office:value="26.4285714285714">
            <text:p>26.428571428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.4320502281">
            <text:p>5.4320502281</text:p>
          </table:table-cell>
          <table:table-cell table:formula="of:=IF([.B10]&lt;1; (POWER(10; (CEILING(LOG([.B10]); -1)))/4000)*ROUND([.B10]/(POWER(10; (CEILING(LOG([.B10]); -1)))/4000); 0); (POWER(10; (CEILING(LOG([.B10]); 1)))/4000)*ROUND([.B10]/(POWER(10; (CEILING(LOG([.B10]); 1)))/4000); 0))" office:value-type="float" office:value="5.4325">
            <text:p>5.4325</text:p>
          </table:table-cell>
          <table:table-cell table:formula="of:=[.A10]-[.B10]" office:value-type="float" office:value="-0.9320502281">
            <text:p>-0.9320502281</text:p>
          </table:table-cell>
          <table:table-cell table:formula="of:= 100 *(([.B10]-[.A10])/[.A10])" office:value-type="float" office:value="20.7122272911111">
            <text:p>20.7122272911</text:p>
          </table:table-cell>
          <table:table-cell table:formula="of:=[.A10]-[.C10]" office:value-type="float" office:value="-0.9325">
            <text:p>-0.9325</text:p>
          </table:table-cell>
          <table:table-cell table:formula="of:= 100 *(([.C10]-[.A10])/[.A10])" office:value-type="float" office:value="20.7222222222222">
            <text:p>20.7222222222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5.8433232307">
            <text:p>5.8433232307</text:p>
          </table:table-cell>
          <table:table-cell table:formula="of:=IF([.B11]&lt;1; (POWER(10; (CEILING(LOG([.B11]); -1)))/4000)*ROUND([.B11]/(POWER(10; (CEILING(LOG([.B11]); -1)))/4000); 0); (POWER(10; (CEILING(LOG([.B11]); 1)))/4000)*ROUND([.B11]/(POWER(10; (CEILING(LOG([.B11]); 1)))/4000); 0))" office:value-type="float" office:value="5.8425">
            <text:p>5.8425</text:p>
          </table:table-cell>
          <table:table-cell table:formula="of:=[.A11]-[.B11]" office:value-type="float" office:value="-0.9433232307">
            <text:p>-0.9433232307</text:p>
          </table:table-cell>
          <table:table-cell table:formula="of:= 100 *(([.B11]-[.A11])/[.A11])" office:value-type="float" office:value="19.2514945040816">
            <text:p>19.2514945041</text:p>
          </table:table-cell>
          <table:table-cell table:formula="of:=[.A11]-[.C11]" office:value-type="float" office:value="-0.9425">
            <text:p>-0.9425</text:p>
          </table:table-cell>
          <table:table-cell table:formula="of:= 100 *(([.C11]-[.A11])/[.A11])" office:value-type="float" office:value="19.234693877551">
            <text:p>19.234693877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6847429275">
            <text:p>6.6847429275</text:p>
          </table:table-cell>
          <table:table-cell table:formula="of:=IF([.B12]&lt;1; (POWER(10; (CEILING(LOG([.B12]); -1)))/4000)*ROUND([.B12]/(POWER(10; (CEILING(LOG([.B12]); -1)))/4000); 0); (POWER(10; (CEILING(LOG([.B12]); 1)))/4000)*ROUND([.B12]/(POWER(10; (CEILING(LOG([.B12]); 1)))/4000); 0))" office:value-type="float" office:value="6.685">
            <text:p>6.685</text:p>
          </table:table-cell>
          <table:table-cell table:formula="of:=[.A12]-[.B12]" office:value-type="float" office:value="-0.884742927500001">
            <text:p>-0.8847429275</text:p>
          </table:table-cell>
          <table:table-cell table:formula="of:= 100 *(([.B12]-[.A12])/[.A12])" office:value-type="float" office:value="15.2541884051724">
            <text:p>15.2541884052</text:p>
          </table:table-cell>
          <table:table-cell table:formula="of:=[.A12]-[.C12]" office:value-type="float" office:value="-0.885000000000001">
            <text:p>-0.885</text:p>
          </table:table-cell>
          <table:table-cell table:formula="of:= 100 *(([.C12]-[.A12])/[.A12])" office:value-type="float" office:value="15.2586206896552">
            <text:p>15.258620689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9.2462425231">
            <text:p>9.2462425231</text:p>
          </table:table-cell>
          <table:table-cell table:formula="of:=IF([.B13]&lt;1; (POWER(10; (CEILING(LOG([.B13]); -1)))/4000)*ROUND([.B13]/(POWER(10; (CEILING(LOG([.B13]); -1)))/4000); 0); (POWER(10; (CEILING(LOG([.B13]); 1)))/4000)*ROUND([.B13]/(POWER(10; (CEILING(LOG([.B13]); 1)))/4000); 0))" office:value-type="float" office:value="9.245">
            <text:p>9.245</text:p>
          </table:table-cell>
          <table:table-cell table:formula="of:=[.A13]-[.B13]" office:value-type="float" office:value="-0.846242523099999">
            <text:p>-0.8462425231</text:p>
          </table:table-cell>
          <table:table-cell table:formula="of:= 100 *(([.B13]-[.A13])/[.A13])" office:value-type="float" office:value="10.0743157511905">
            <text:p>10.0743157512</text:p>
          </table:table-cell>
          <table:table-cell table:formula="of:=[.A13]-[.C13]" office:value-type="float" office:value="-0.845000000000001">
            <text:p>-0.845</text:p>
          </table:table-cell>
          <table:table-cell table:formula="of:= 100 *(([.C13]-[.A13])/[.A13])" office:value-type="float" office:value="10.0595238095238">
            <text:p>10.059523809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10.33182621">
            <text:p>10.33182621</text:p>
          </table:table-cell>
          <table:table-cell table:formula="of:=IF([.B14]&lt;1; (POWER(10; (CEILING(LOG([.B14]); -1)))/4000)*ROUND([.B14]/(POWER(10; (CEILING(LOG([.B14]); -1)))/4000); 0); (POWER(10; (CEILING(LOG([.B14]); 1)))/4000)*ROUND([.B14]/(POWER(10; (CEILING(LOG([.B14]); 1)))/4000); 0))" office:value-type="float" office:value="10.325">
            <text:p>10.325</text:p>
          </table:table-cell>
          <table:table-cell table:formula="of:=[.A14]-[.B14]" office:value-type="float" office:value="-0.931826209999999">
            <text:p>-0.93182621</text:p>
          </table:table-cell>
          <table:table-cell table:formula="of:= 100 *(([.B14]-[.A14])/[.A14])" office:value-type="float" office:value="9.91304478723403">
            <text:p>9.9130447872</text:p>
          </table:table-cell>
          <table:table-cell table:formula="of:=[.A14]-[.C14]" office:value-type="float" office:value="-0.925000000000001">
            <text:p>-0.925</text:p>
          </table:table-cell>
          <table:table-cell table:formula="of:= 100 *(([.C14]-[.A14])/[.A14])" office:value-type="float" office:value="9.8404255319149">
            <text:p>9.840425531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11.1727952957">
            <text:p>11.1727952957</text:p>
          </table:table-cell>
          <table:table-cell table:formula="of:=IF([.B15]&lt;1; (POWER(10; (CEILING(LOG([.B15]); -1)))/4000)*ROUND([.B15]/(POWER(10; (CEILING(LOG([.B15]); -1)))/4000); 0); (POWER(10; (CEILING(LOG([.B15]); 1)))/4000)*ROUND([.B15]/(POWER(10; (CEILING(LOG([.B15]); 1)))/4000); 0))" office:value-type="float" office:value="11.175">
            <text:p>11.175</text:p>
          </table:table-cell>
          <table:table-cell table:formula="of:=[.A15]-[.B15]" office:value-type="float" office:value="-0.972795295700001">
            <text:p>-0.9727952957</text:p>
          </table:table-cell>
          <table:table-cell table:formula="of:= 100 *(([.B15]-[.A15])/[.A15])" office:value-type="float" office:value="9.53720878137256">
            <text:p>9.5372087814</text:p>
          </table:table-cell>
          <table:table-cell table:formula="of:=[.A15]-[.C15]" office:value-type="float" office:value="-0.975000000000001">
            <text:p>-0.975</text:p>
          </table:table-cell>
          <table:table-cell table:formula="of:= 100 *(([.C15]-[.A15])/[.A15])" office:value-type="float" office:value="9.55882352941178">
            <text:p>9.558823529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13.0341215133">
            <text:p>13.0341215133</text:p>
          </table:table-cell>
          <table:table-cell table:formula="of:=IF([.B16]&lt;1; (POWER(10; (CEILING(LOG([.B16]); -1)))/4000)*ROUND([.B16]/(POWER(10; (CEILING(LOG([.B16]); -1)))/4000); 0); (POWER(10; (CEILING(LOG([.B16]); 1)))/4000)*ROUND([.B16]/(POWER(10; (CEILING(LOG([.B16]); 1)))/4000); 0))" office:value-type="float" office:value="13.025">
            <text:p>13.025</text:p>
          </table:table-cell>
          <table:table-cell table:formula="of:=[.A16]-[.B16]" office:value-type="float" office:value="-0.934121513300001">
            <text:p>-0.9341215133</text:p>
          </table:table-cell>
          <table:table-cell table:formula="of:= 100 *(([.B16]-[.A16])/[.A16])" office:value-type="float" office:value="7.72001250661158">
            <text:p>7.7200125066</text:p>
          </table:table-cell>
          <table:table-cell table:formula="of:=[.A16]-[.C16]" office:value-type="float" office:value="-0.925000000000001">
            <text:p>-0.925</text:p>
          </table:table-cell>
          <table:table-cell table:formula="of:= 100 *(([.C16]-[.A16])/[.A16])" office:value-type="float" office:value="7.64462809917356">
            <text:p>7.6446280992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16.1532669067">
            <text:p>16.1532669067</text:p>
          </table:table-cell>
          <table:table-cell table:formula="of:=IF([.B17]&lt;1; (POWER(10; (CEILING(LOG([.B17]); -1)))/4000)*ROUND([.B17]/(POWER(10; (CEILING(LOG([.B17]); -1)))/4000); 0); (POWER(10; (CEILING(LOG([.B17]); 1)))/4000)*ROUND([.B17]/(POWER(10; (CEILING(LOG([.B17]); 1)))/4000); 0))" office:value-type="float" office:value="16.15">
            <text:p>16.15</text:p>
          </table:table-cell>
          <table:table-cell table:formula="of:=[.A17]-[.B17]" office:value-type="float" office:value="-0.953266906700002">
            <text:p>-0.9532669067</text:p>
          </table:table-cell>
          <table:table-cell table:formula="of:= 100 *(([.B17]-[.A17])/[.A17])" office:value-type="float" office:value="6.27149280723685">
            <text:p>6.2714928072</text:p>
          </table:table-cell>
          <table:table-cell table:formula="of:=[.A17]-[.C17]" office:value-type="float" office:value="-0.950000000000003">
            <text:p>-0.95</text:p>
          </table:table-cell>
          <table:table-cell table:formula="of:= 100 *(([.C17]-[.A17])/[.A17])" office:value-type="float" office:value="6.25000000000002">
            <text:p>6.2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office:value-type="float" office:value="23.2029495239">
            <text:p>23.2029495239</text:p>
          </table:table-cell>
          <table:table-cell table:formula="of:=IF([.B18]&lt;1; (POWER(10; (CEILING(LOG([.B18]); -1)))/4000)*ROUND([.B18]/(POWER(10; (CEILING(LOG([.B18]); -1)))/4000); 0); (POWER(10; (CEILING(LOG([.B18]); 1)))/4000)*ROUND([.B18]/(POWER(10; (CEILING(LOG([.B18]); 1)))/4000); 0))" office:value-type="float" office:value="23.2">
            <text:p>23.2</text:p>
          </table:table-cell>
          <table:table-cell table:formula="of:=[.A18]-[.B18]" office:value-type="float" office:value="-1.1029495239">
            <text:p>-1.1029495239</text:p>
          </table:table-cell>
          <table:table-cell table:formula="of:= 100 *(([.B18]-[.A18])/[.A18])" office:value-type="float" office:value="4.9907218276018">
            <text:p>4.9907218276</text:p>
          </table:table-cell>
          <table:table-cell table:formula="of:=[.A18]-[.C18]" office:value-type="float" office:value="-1.1">
            <text:p>-1.1</text:p>
          </table:table-cell>
          <table:table-cell table:formula="of:= 100 *(([.C18]-[.A18])/[.A18])" office:value-type="float" office:value="4.97737556561087">
            <text:p>4.977375565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36.1">
            <text:p>36.1</text:p>
          </table:table-cell>
          <table:table-cell office:value-type="float" office:value="36.9660034179">
            <text:p>36.9660034179</text:p>
          </table:table-cell>
          <table:table-cell table:formula="of:=IF([.B19]&lt;1; (POWER(10; (CEILING(LOG([.B19]); -1)))/4000)*ROUND([.B19]/(POWER(10; (CEILING(LOG([.B19]); -1)))/4000); 0); (POWER(10; (CEILING(LOG([.B19]); 1)))/4000)*ROUND([.B19]/(POWER(10; (CEILING(LOG([.B19]); 1)))/4000); 0))" office:value-type="float" office:value="36.975">
            <text:p>36.975</text:p>
          </table:table-cell>
          <table:table-cell table:formula="of:=[.A19]-[.B19]" office:value-type="float" office:value="-0.866003417899996">
            <text:p>-0.8660034179</text:p>
          </table:table-cell>
          <table:table-cell table:formula="of:= 100 *(([.B19]-[.A19])/[.A19])" office:value-type="float" office:value="2.39890143462603">
            <text:p>2.3989014346</text:p>
          </table:table-cell>
          <table:table-cell table:formula="of:=[.A19]-[.C19]" office:value-type="float" office:value="-0.875">
            <text:p>-0.875</text:p>
          </table:table-cell>
          <table:table-cell table:formula="of:= 100 *(([.C19]-[.A19])/[.A19])" office:value-type="float" office:value="2.42382271468144">
            <text:p>2.423822714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51.1">
            <text:p>51.1</text:p>
          </table:table-cell>
          <table:table-cell office:value-type="float" office:value="52.1323394775">
            <text:p>52.1323394775</text:p>
          </table:table-cell>
          <table:table-cell table:formula="of:=IF([.B20]&lt;1; (POWER(10; (CEILING(LOG([.B20]); -1)))/4000)*ROUND([.B20]/(POWER(10; (CEILING(LOG([.B20]); -1)))/4000); 0); (POWER(10; (CEILING(LOG([.B20]); 1)))/4000)*ROUND([.B20]/(POWER(10; (CEILING(LOG([.B20]); 1)))/4000); 0))" office:value-type="float" office:value="52.125">
            <text:p>52.125</text:p>
          </table:table-cell>
          <table:table-cell table:formula="of:=[.A20]-[.B20]" office:value-type="float" office:value="-1.0323394775">
            <text:p>-1.0323394775</text:p>
          </table:table-cell>
          <table:table-cell table:formula="of:= 100 *(([.B20]-[.A20])/[.A20])" office:value-type="float" office:value="2.02023381115459">
            <text:p>2.0202338112</text:p>
          </table:table-cell>
          <table:table-cell table:formula="of:=[.A20]-[.C20]" office:value-type="float" office:value="-1.025">
            <text:p>-1.025</text:p>
          </table:table-cell>
          <table:table-cell table:formula="of:= 100 *(([.C20]-[.A20])/[.A20])" office:value-type="float" office:value="2.00587084148728">
            <text:p>2.005870841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75.3">
            <text:p>75.3</text:p>
          </table:table-cell>
          <table:table-cell office:value-type="float" office:value="76.1925811767">
            <text:p>76.1925811767</text:p>
          </table:table-cell>
          <table:table-cell table:formula="of:=IF([.B21]&lt;1; (POWER(10; (CEILING(LOG([.B21]); -1)))/4000)*ROUND([.B21]/(POWER(10; (CEILING(LOG([.B21]); -1)))/4000); 0); (POWER(10; (CEILING(LOG([.B21]); 1)))/4000)*ROUND([.B21]/(POWER(10; (CEILING(LOG([.B21]); 1)))/4000); 0))" office:value-type="float" office:value="76.2">
            <text:p>76.2</text:p>
          </table:table-cell>
          <table:table-cell table:formula="of:=[.A21]-[.B21]" office:value-type="float" office:value="-0.892581176700006">
            <text:p>-0.8925811767</text:p>
          </table:table-cell>
          <table:table-cell table:formula="of:= 100 *(([.B21]-[.A21])/[.A21])" office:value-type="float" office:value="1.1853667685259">
            <text:p>1.1853667685</text:p>
          </table:table-cell>
          <table:table-cell table:formula="of:=[.A21]-[.C21]" office:value-type="float" office:value="-0.900000000000006">
            <text:p>-0.9</text:p>
          </table:table-cell>
          <table:table-cell table:formula="of:= 100 *(([.C21]-[.A21])/[.A21])" office:value-type="float" office:value="1.19521912350598">
            <text:p>1.195219123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99.6">
            <text:p>99.6</text:p>
          </table:table-cell>
          <table:table-cell office:value-type="float" office:value="100.4629898071">
            <text:p>100.4629898071</text:p>
          </table:table-cell>
          <table:table-cell table:formula="of:=IF([.B22]&lt;1; (POWER(10; (CEILING(LOG([.B22]); -1)))/4000)*ROUND([.B22]/(POWER(10; (CEILING(LOG([.B22]); -1)))/4000); 0); (POWER(10; (CEILING(LOG([.B22]); 1)))/4000)*ROUND([.B22]/(POWER(10; (CEILING(LOG([.B22]); 1)))/4000); 0))" office:value-type="float" office:value="100.5">
            <text:p>100.5</text:p>
          </table:table-cell>
          <table:table-cell table:formula="of:=[.A22]-[.B22]" office:value-type="float" office:value="-0.862989807100007">
            <text:p>-0.8629898071</text:p>
          </table:table-cell>
          <table:table-cell table:formula="of:= 100 *(([.B22]-[.A22])/[.A22])" office:value-type="float" office:value="0.866455629618481">
            <text:p>0.8664556296</text:p>
          </table:table-cell>
          <table:table-cell table:formula="of:=[.A22]-[.C22]" office:value-type="float" office:value="-0.900000000000006">
            <text:p>-0.9</text:p>
          </table:table-cell>
          <table:table-cell table:formula="of:= 100 *(([.C22]-[.A22])/[.A22])" office:value-type="float" office:value="0.903614457831331">
            <text:p>0.903614457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50.6">
            <text:p>150.6</text:p>
          </table:table-cell>
          <table:table-cell office:value-type="float" office:value="151.3624725341">
            <text:p>151.3624725341</text:p>
          </table:table-cell>
          <table:table-cell table:formula="of:=IF([.B23]&lt;1; (POWER(10; (CEILING(LOG([.B23]); -1)))/4000)*ROUND([.B23]/(POWER(10; (CEILING(LOG([.B23]); -1)))/4000); 0); (POWER(10; (CEILING(LOG([.B23]); 1)))/4000)*ROUND([.B23]/(POWER(10; (CEILING(LOG([.B23]); 1)))/4000); 0))" office:value-type="float" office:value="151.25">
            <text:p>151.25</text:p>
          </table:table-cell>
          <table:table-cell table:formula="of:=[.A23]-[.B23]" office:value-type="float" office:value="-0.762472534099999">
            <text:p>-0.7624725341</text:p>
          </table:table-cell>
          <table:table-cell table:formula="of:= 100 *(([.B23]-[.A23])/[.A23])" office:value-type="float" office:value="0.506289863280212">
            <text:p>0.5062898633</text:p>
          </table:table-cell>
          <table:table-cell table:formula="of:=[.A23]-[.C23]" office:value-type="float" office:value="-0.650000000000006">
            <text:p>-0.65</text:p>
          </table:table-cell>
          <table:table-cell table:formula="of:= 100 *(([.C23]-[.A23])/[.A23])" office:value-type="float" office:value="0.431606905710495">
            <text:p>0.431606905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19.9">
            <text:p>219.9</text:p>
          </table:table-cell>
          <table:table-cell office:value-type="float" office:value="220.5535125732">
            <text:p>220.5535125732</text:p>
          </table:table-cell>
          <table:table-cell table:formula="of:=IF([.B24]&lt;1; (POWER(10; (CEILING(LOG([.B24]); -1)))/4000)*ROUND([.B24]/(POWER(10; (CEILING(LOG([.B24]); -1)))/4000); 0); (POWER(10; (CEILING(LOG([.B24]); 1)))/4000)*ROUND([.B24]/(POWER(10; (CEILING(LOG([.B24]); 1)))/4000); 0))" office:value-type="float" office:value="220.5">
            <text:p>220.5</text:p>
          </table:table-cell>
          <table:table-cell table:formula="of:=[.A24]-[.B24]" office:value-type="float" office:value="-0.653512573200004">
            <text:p>-0.6535125732</text:p>
          </table:table-cell>
          <table:table-cell table:formula="of:= 100 *(([.B24]-[.A24])/[.A24])" office:value-type="float" office:value="0.29718625429741">
            <text:p>0.2971862543</text:p>
          </table:table-cell>
          <table:table-cell table:formula="of:=[.A24]-[.C24]" office:value-type="float" office:value="-0.599999999999994">
            <text:p>-0.6</text:p>
          </table:table-cell>
          <table:table-cell table:formula="of:= 100 *(([.C24]-[.A24])/[.A24])" office:value-type="float" office:value="0.272851296043654">
            <text:p>0.272851296</text:p>
          </table:table-cell>
          <table:table-cell office:value-type="string">
            <text:p>R0</text:p>
          </table:table-cell>
        </table:table-row>
      </table:table>
      <table:table table:name="R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219.6">
            <text:p>219.6</text:p>
          </table:table-cell>
          <table:table-cell office:value-type="float" office:value="220.76612854">
            <text:p>220.76612854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220.75">
            <text:p>220.75</text:p>
          </table:table-cell>
          <table:table-cell table:formula="of:=[.A2]-[.B2]" office:value-type="float" office:value="-1.16612854000002">
            <text:p>-1.16612854</text:p>
          </table:table-cell>
          <table:table-cell table:formula="of:= 100 *(([.B2]-[.A2])/[.A2])" office:value-type="float" office:value="0.531023925318769">
            <text:p>0.5310239253</text:p>
          </table:table-cell>
          <table:table-cell table:formula="of:=[.A2]-[.C2]" office:value-type="float" office:value="-1.15000000000001">
            <text:p>-1.15</text:p>
          </table:table-cell>
          <table:table-cell table:formula="of:= 100 *(([.C2]-[.A2])/[.A2])" office:value-type="float" office:value="0.523679417122043">
            <text:p>0.5236794171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1.135772705">
            <text:p>271.135772705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271.25">
            <text:p>271.25</text:p>
          </table:table-cell>
          <table:table-cell table:formula="of:=[.A3]-[.B3]" office:value-type="float" office:value="-1.13577270500002">
            <text:p>-1.135772705</text:p>
          </table:table-cell>
          <table:table-cell table:formula="of:= 100 *(([.B3]-[.A3])/[.A3])" office:value-type="float" office:value="0.420656557407416">
            <text:p>0.4206565574</text:p>
          </table:table-cell>
          <table:table-cell table:formula="of:=[.A3]-[.C3]" office:value-type="float" office:value="-1.25">
            <text:p>-1.25</text:p>
          </table:table-cell>
          <table:table-cell table:formula="of:= 100 *(([.C3]-[.A3])/[.A3])" office:value-type="float" office:value="0.462962962962963">
            <text:p>0.462962963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320.8">
            <text:p>320.8</text:p>
          </table:table-cell>
          <table:table-cell office:value-type="float" office:value="321.6235351562">
            <text:p>321.6235351562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321.5">
            <text:p>321.5</text:p>
          </table:table-cell>
          <table:table-cell table:formula="of:=[.A4]-[.B4]" office:value-type="float" office:value="-0.823535156199966">
            <text:p>-0.8235351562</text:p>
          </table:table-cell>
          <table:table-cell table:formula="of:= 100 *(([.B4]-[.A4])/[.A4])" office:value-type="float" office:value="0.25671295392767">
            <text:p>0.2567129539</text:p>
          </table:table-cell>
          <table:table-cell table:formula="of:=[.A4]-[.C4]" office:value-type="float" office:value="-0.699999999999989">
            <text:p>-0.7</text:p>
          </table:table-cell>
          <table:table-cell table:formula="of:= 100 *(([.C4]-[.A4])/[.A4])" office:value-type="float" office:value="0.218204488778051">
            <text:p>0.2182044888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88.0549621582">
            <text:p>388.0549621582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388">
            <text:p>388</text:p>
          </table:table-cell>
          <table:table-cell table:formula="of:=[.A5]-[.B5]" office:value-type="float" office:value="-2.0549621582">
            <text:p>-2.0549621582</text:p>
          </table:table-cell>
          <table:table-cell table:formula="of:= 100 *(([.B5]-[.A5])/[.A5])" office:value-type="float" office:value="0.532373616113989">
            <text:p>0.5323736161</text:p>
          </table:table-cell>
          <table:table-cell table:formula="of:=[.A5]-[.C5]" office:value-type="float" office:value="-2">
            <text:p>-2</text:p>
          </table:table-cell>
          <table:table-cell table:formula="of:= 100 *(([.C5]-[.A5])/[.A5])" office:value-type="float" office:value="0.518134715025907">
            <text:p>0.518134715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67.572265625">
            <text:p>467.572265625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467.5">
            <text:p>467.5</text:p>
          </table:table-cell>
          <table:table-cell table:formula="of:=[.A6]-[.B6]" office:value-type="float" office:value="-2.572265625">
            <text:p>-2.572265625</text:p>
          </table:table-cell>
          <table:table-cell table:formula="of:= 100 *(([.B6]-[.A6])/[.A6])" office:value-type="float" office:value="0.553175403225806">
            <text:p>0.5531754032</text:p>
          </table:table-cell>
          <table:table-cell table:formula="of:=[.A6]-[.C6]" office:value-type="float" office:value="-2.5">
            <text:p>-2.5</text:p>
          </table:table-cell>
          <table:table-cell table:formula="of:= 100 *(([.C6]-[.A6])/[.A6])" office:value-type="float" office:value="0.537634408602151">
            <text:p>0.5376344086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556.2258911132">
            <text:p>556.2258911132</text:p>
          </table:table-cell>
          <table:table-cell table:formula="of:=IF([.B7]&lt;1; (POWER(10; (CEILING(LOG([.B7]); -1)))/4000)*ROUND([.B7]/(POWER(10; (CEILING(LOG([.B7]); -1)))/4000); 0); (POWER(10; (CEILING(LOG([.B7]); 1)))/4000)*ROUND([.B7]/(POWER(10; (CEILING(LOG([.B7]); 1)))/4000); 0))" office:value-type="float" office:value="556.25">
            <text:p>556.25</text:p>
          </table:table-cell>
          <table:table-cell table:formula="of:=[.A7]-[.B7]" office:value-type="float" office:value="-3.22589111319996">
            <text:p>-3.2258911132</text:p>
          </table:table-cell>
          <table:table-cell table:formula="of:= 100 *(([.B7]-[.A7])/[.A7])" office:value-type="float" office:value="0.583343781772145">
            <text:p>0.5833437818</text:p>
          </table:table-cell>
          <table:table-cell table:formula="of:=[.A7]-[.C7]" office:value-type="float" office:value="-3.25">
            <text:p>-3.25</text:p>
          </table:table-cell>
          <table:table-cell table:formula="of:= 100 *(([.C7]-[.A7])/[.A7])" office:value-type="float" office:value="0.587703435804702">
            <text:p>0.5877034358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06.6749267578">
            <text:p>606.6749267578</text:p>
          </table:table-cell>
          <table:table-cell table:formula="of:=IF([.B8]&lt;1; (POWER(10; (CEILING(LOG([.B8]); -1)))/4000)*ROUND([.B8]/(POWER(10; (CEILING(LOG([.B8]); -1)))/4000); 0); (POWER(10; (CEILING(LOG([.B8]); 1)))/4000)*ROUND([.B8]/(POWER(10; (CEILING(LOG([.B8]); 1)))/4000); 0))" office:value-type="float" office:value="606.75">
            <text:p>606.75</text:p>
          </table:table-cell>
          <table:table-cell table:formula="of:=[.A8]-[.B8]" office:value-type="float" office:value="-3.67492675779999">
            <text:p>-3.6749267578</text:p>
          </table:table-cell>
          <table:table-cell table:formula="of:= 100 *(([.B8]-[.A8])/[.A8])" office:value-type="float" office:value="0.609440590016583">
            <text:p>0.60944059</text:p>
          </table:table-cell>
          <table:table-cell table:formula="of:=[.A8]-[.C8]" office:value-type="float" office:value="-3.75">
            <text:p>-3.75</text:p>
          </table:table-cell>
          <table:table-cell table:formula="of:= 100 *(([.C8]-[.A8])/[.A8])" office:value-type="float" office:value="0.621890547263682">
            <text:p>0.6218905473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657.267211914">
            <text:p>657.267211914</text:p>
          </table:table-cell>
          <table:table-cell table:formula="of:=IF([.B9]&lt;1; (POWER(10; (CEILING(LOG([.B9]); -1)))/4000)*ROUND([.B9]/(POWER(10; (CEILING(LOG([.B9]); -1)))/4000); 0); (POWER(10; (CEILING(LOG([.B9]); 1)))/4000)*ROUND([.B9]/(POWER(10; (CEILING(LOG([.B9]); 1)))/4000); 0))" office:value-type="float" office:value="657.25">
            <text:p>657.25</text:p>
          </table:table-cell>
          <table:table-cell table:formula="of:=[.A9]-[.B9]" office:value-type="float" office:value="-5.26721191399997">
            <text:p>-5.267211914</text:p>
          </table:table-cell>
          <table:table-cell table:formula="of:= 100 *(([.B9]-[.A9])/[.A9])" office:value-type="float" office:value="0.807854588036805">
            <text:p>0.807854588</text:p>
          </table:table-cell>
          <table:table-cell table:formula="of:=[.A9]-[.C9]" office:value-type="float" office:value="-5.25">
            <text:p>-5.25</text:p>
          </table:table-cell>
          <table:table-cell table:formula="of:= 100 *(([.C9]-[.A9])/[.A9])" office:value-type="float" office:value="0.80521472392638">
            <text:p>0.8052147239</text:p>
          </table:table-cell>
          <table:table-cell office:value-type="string">
            <text:p>R1</text:p>
          </table:table-cell>
        </table:table-row>
      </table:table>
      <table:table table:name="R2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676.0446166992">
            <text:p>676.0446166992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676">
            <text:p>676</text:p>
          </table:table-cell>
          <table:table-cell table:formula="of:=[.A2]-[.B2]" office:value-type="float" office:value="0.955383300800008">
            <text:p>0.9553833008</text:p>
          </table:table-cell>
          <table:table-cell table:formula="of:= 100 *(([.B2]-[.A2])/[.A2])" office:value-type="float" office:value="-0.141120133057608">
            <text:p>-0.1411201331</text:p>
          </table:table-cell>
          <table:table-cell table:formula="of:=[.A2]-[.C2]" office:value-type="float" office:value="1">
            <text:p>1</text:p>
          </table:table-cell>
          <table:table-cell table:formula="of:= 100 *(([.C2]-[.A2])/[.A2])" office:value-type="float" office:value="-0.147710487444609">
            <text:p>-0.1477104874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994.6052856445">
            <text:p>994.6052856445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994.5">
            <text:p>994.5</text:p>
          </table:table-cell>
          <table:table-cell table:formula="of:=[.A3]-[.B3]" office:value-type="float" office:value="1.39471435550001">
            <text:p>1.3947143555</text:p>
          </table:table-cell>
          <table:table-cell table:formula="of:= 100 *(([.B3]-[.A3])/[.A3])" office:value-type="float" office:value="-0.14003156179719">
            <text:p>-0.1400315618</text:p>
          </table:table-cell>
          <table:table-cell table:formula="of:=[.A3]-[.C3]" office:value-type="float" office:value="1.5">
            <text:p>1.5</text:p>
          </table:table-cell>
          <table:table-cell table:formula="of:= 100 *(([.C3]-[.A3])/[.A3])" office:value-type="float" office:value="-0.150602409638554">
            <text:p>-0.1506024096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495.1671142578">
            <text:p>1495.1671142578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1495">
            <text:p>1495</text:p>
          </table:table-cell>
          <table:table-cell table:formula="of:=[.A4]-[.B4]" office:value-type="float" office:value="5.83288574220001">
            <text:p>5.8328857422</text:p>
          </table:table-cell>
          <table:table-cell table:formula="of:= 100 *(([.B4]-[.A4])/[.A4])" office:value-type="float" office:value="-0.388599982824784">
            <text:p>-0.3885999828</text:p>
          </table:table-cell>
          <table:table-cell table:formula="of:=[.A4]-[.C4]" office:value-type="float" office:value="6">
            <text:p>6</text:p>
          </table:table-cell>
          <table:table-cell table:formula="of:= 100 *(([.C4]-[.A4])/[.A4])" office:value-type="float" office:value="-0.399733510992672">
            <text:p>-0.399733511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983.244140625">
            <text:p>1983.244140625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1982.5">
            <text:p>1982.5</text:p>
          </table:table-cell>
          <table:table-cell table:formula="of:=[.A5]-[.B5]" office:value-type="float" office:value="5.755859375">
            <text:p>5.755859375</text:p>
          </table:table-cell>
          <table:table-cell table:formula="of:= 100 *(([.B5]-[.A5])/[.A5])" office:value-type="float" office:value="-0.28938458396179">
            <text:p>-0.289384584</text:p>
          </table:table-cell>
          <table:table-cell table:formula="of:=[.A5]-[.C5]" office:value-type="float" office:value="6.5">
            <text:p>6.5</text:p>
          </table:table-cell>
          <table:table-cell table:formula="of:= 100 *(([.C5]-[.A5])/[.A5])" office:value-type="float" office:value="-0.326797385620915">
            <text:p>-0.3267973856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2135.2590332031">
            <text:p>2135.2590332031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2135">
            <text:p>2135</text:p>
          </table:table-cell>
          <table:table-cell table:formula="of:=[.A6]-[.B6]" office:value-type="float" office:value="4.74096679690001">
            <text:p>4.7409667969</text:p>
          </table:table-cell>
          <table:table-cell table:formula="of:= 100 *(([.B6]-[.A6])/[.A6])" office:value-type="float" office:value="-0.221540504528038">
            <text:p>-0.2215405045</text:p>
          </table:table-cell>
          <table:table-cell table:formula="of:=[.A6]-[.C6]" office:value-type="float" office:value="5">
            <text:p>5</text:p>
          </table:table-cell>
          <table:table-cell table:formula="of:= 100 *(([.C6]-[.A6])/[.A6])" office:value-type="float" office:value="-0.233644859813084">
            <text:p>-0.2336448598</text:p>
          </table:table-cell>
          <table:table-cell office:value-type="string">
            <text:p>R2</text:p>
          </table:table-cell>
        </table:table-row>
      </table:table>
      <table:table table:name="R3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2185.298828125">
            <text:p>2185.298828125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2185">
            <text:p>2185</text:p>
          </table:table-cell>
          <table:table-cell table:formula="of:=[.A2]-[.B2]" office:value-type="float" office:value="0.701171875">
            <text:p>0.701171875</text:p>
          </table:table-cell>
          <table:table-cell table:formula="of:= 100 *(([.B2]-[.A2])/[.A2])" office:value-type="float" office:value="-0.0320755661024703">
            <text:p>-0.0320755661</text:p>
          </table:table-cell>
          <table:table-cell table:formula="of:=[.A2]-[.C2]" office:value-type="float" office:value="1">
            <text:p>1</text:p>
          </table:table-cell>
          <table:table-cell table:formula="of:= 100 *(([.C2]-[.A2])/[.A2])" office:value-type="float" office:value="-0.0457456541628545">
            <text:p>-0.0457456542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float" office:value="2658.2233886718">
            <text:p>2658.2233886718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2657.5">
            <text:p>2657.5</text:p>
          </table:table-cell>
          <table:table-cell table:formula="of:=[.A3]-[.B3]" office:value-type="float" office:value="2.77661132820003">
            <text:p>2.7766113282</text:p>
          </table:table-cell>
          <table:table-cell table:formula="of:= 100 *(([.B3]-[.A3])/[.A3])" office:value-type="float" office:value="-0.10434465720406">
            <text:p>-0.1043446572</text:p>
          </table:table-cell>
          <table:table-cell table:formula="of:=[.A3]-[.C3]" office:value-type="float" office:value="3.5">
            <text:p>3.5</text:p>
          </table:table-cell>
          <table:table-cell table:formula="of:= 100 *(([.C3]-[.A3])/[.A3])" office:value-type="float" office:value="-0.131529500187899">
            <text:p>-0.1315295002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3289.5004882812">
            <text:p>3289.5004882812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3290">
            <text:p>3290</text:p>
          </table:table-cell>
          <table:table-cell table:formula="of:=[.A4]-[.B4]" office:value-type="float" office:value="6.49951171880002">
            <text:p>6.4995117188</text:p>
          </table:table-cell>
          <table:table-cell table:formula="of:= 100 *(([.B4]-[.A4])/[.A4])" office:value-type="float" office:value="-0.197193923507282">
            <text:p>-0.1971939235</text:p>
          </table:table-cell>
          <table:table-cell table:formula="of:=[.A4]-[.C4]" office:value-type="float" office:value="6">
            <text:p>6</text:p>
          </table:table-cell>
          <table:table-cell table:formula="of:= 100 *(([.C4]-[.A4])/[.A4])" office:value-type="float" office:value="-0.182038834951456">
            <text:p>-0.182038835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office:value-type="float" office:value="3879.9343261718">
            <text:p>3879.9343261718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3880">
            <text:p>3880</text:p>
          </table:table-cell>
          <table:table-cell table:formula="of:=[.A5]-[.B5]" office:value-type="float" office:value="0.0656738282000333">
            <text:p>0.0656738282</text:p>
          </table:table-cell>
          <table:table-cell table:formula="of:= 100 *(([.B5]-[.A5])/[.A5])" office:value-type="float" office:value="-0.00169262443814519">
            <text:p>-0.0016926244</text:p>
          </table:table-cell>
          <table:table-cell table:formula="of:=[.A5]-[.C5]" office:value-type="float" office:value="0">
            <text:p>0</text:p>
          </table:table-cell>
          <table:table-cell table:formula="of:= 100 *(([.C5]-[.A5])/[.A5])" office:value-type="float" office:value="0">
            <text:p>0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4668.8251953125">
            <text:p>4668.8251953125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4670">
            <text:p>4670</text:p>
          </table:table-cell>
          <table:table-cell table:formula="of:=[.A6]-[.B6]" office:value-type="float" office:value="1.1748046875">
            <text:p>1.1748046875</text:p>
          </table:table-cell>
          <table:table-cell table:formula="of:= 100 *(([.B6]-[.A6])/[.A6])" office:value-type="float" office:value="-0.0251564172912206">
            <text:p>-0.0251564173</text:p>
          </table:table-cell>
          <table:table-cell table:formula="of:=[.A6]-[.C6]" office:value-type="float" office:value="0">
            <text:p>0</text:p>
          </table:table-cell>
          <table:table-cell table:formula="of:= 100 *(([.C6]-[.A6])/[.A6])" office:value-type="float" office:value="0">
            <text:p>0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5580">
            <text:p>5580</text:p>
          </table:table-cell>
          <table:table-cell office:value-type="float" office:value="5570.7446289062">
            <text:p>5570.7446289062</text:p>
          </table:table-cell>
          <table:table-cell table:formula="of:=IF([.B7]&lt;1; (POWER(10; (CEILING(LOG([.B7]); -1)))/4000)*ROUND([.B7]/(POWER(10; (CEILING(LOG([.B7]); -1)))/4000); 0); (POWER(10; (CEILING(LOG([.B7]); 1)))/4000)*ROUND([.B7]/(POWER(10; (CEILING(LOG([.B7]); 1)))/4000); 0))" office:value-type="float" office:value="5570">
            <text:p>5570</text:p>
          </table:table-cell>
          <table:table-cell table:formula="of:=[.A7]-[.B7]" office:value-type="float" office:value="9.25537109380002">
            <text:p>9.2553710938</text:p>
          </table:table-cell>
          <table:table-cell table:formula="of:= 100 *(([.B7]-[.A7])/[.A7])" office:value-type="float" office:value="-0.165866865480287">
            <text:p>-0.1658668655</text:p>
          </table:table-cell>
          <table:table-cell table:formula="of:=[.A7]-[.C7]" office:value-type="float" office:value="10">
            <text:p>10</text:p>
          </table:table-cell>
          <table:table-cell table:formula="of:= 100 *(([.C7]-[.A7])/[.A7])" office:value-type="float" office:value="-0.17921146953405">
            <text:p>-0.1792114695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6390">
            <text:p>6390</text:p>
          </table:table-cell>
          <table:table-cell office:value-type="float" office:value="6385.5034179687">
            <text:p>6385.5034179687</text:p>
          </table:table-cell>
          <table:table-cell table:formula="of:=IF([.B8]&lt;1; (POWER(10; (CEILING(LOG([.B8]); -1)))/4000)*ROUND([.B8]/(POWER(10; (CEILING(LOG([.B8]); -1)))/4000); 0); (POWER(10; (CEILING(LOG([.B8]); 1)))/4000)*ROUND([.B8]/(POWER(10; (CEILING(LOG([.B8]); 1)))/4000); 0))" office:value-type="float" office:value="6385">
            <text:p>6385</text:p>
          </table:table-cell>
          <table:table-cell table:formula="of:=[.A8]-[.B8]" office:value-type="float" office:value="4.49658203130002">
            <text:p>4.4965820313</text:p>
          </table:table-cell>
          <table:table-cell table:formula="of:= 100 *(([.B8]-[.A8])/[.A8])" office:value-type="float" office:value="-0.0703690458732398">
            <text:p>-0.0703690459</text:p>
          </table:table-cell>
          <table:table-cell table:formula="of:=[.A8]-[.C8]" office:value-type="float" office:value="5">
            <text:p>5</text:p>
          </table:table-cell>
          <table:table-cell table:formula="of:= 100 *(([.C8]-[.A8])/[.A8])" office:value-type="float" office:value="-0.0782472613458529">
            <text:p>-0.0782472613</text:p>
          </table:table-cell>
          <table:table-cell office:value-type="string">
            <text:p>R3</text:p>
          </table:table-cell>
        </table:table-row>
      </table:table>
      <table:table table:name="R4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office:value-type="float" office:value="6809.2802734375">
            <text:p>6809.2802734375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6810">
            <text:p>6810</text:p>
          </table:table-cell>
          <table:table-cell table:formula="of:=[.A2]-[.B2]" office:value-type="float" office:value="10.7197265625">
            <text:p>10.7197265625</text:p>
          </table:table-cell>
          <table:table-cell table:formula="of:= 100 *(([.B2]-[.A2])/[.A2])" office:value-type="float" office:value="-0.157180741385631">
            <text:p>-0.1571807414</text:p>
          </table:table-cell>
          <table:table-cell table:formula="of:=[.A2]-[.C2]" office:value-type="float" office:value="10">
            <text:p>10</text:p>
          </table:table-cell>
          <table:table-cell table:formula="of:= 100 *(([.C2]-[.A2])/[.A2])" office:value-type="float" office:value="-0.146627565982405">
            <text:p>-0.146627566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8140">
            <text:p>8140</text:p>
          </table:table-cell>
          <table:table-cell office:value-type="float" office:value="8121.7563476562">
            <text:p>8121.7563476562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8122.5">
            <text:p>8122.5</text:p>
          </table:table-cell>
          <table:table-cell table:formula="of:=[.A3]-[.B3]" office:value-type="float" office:value="18.2436523438">
            <text:p>18.2436523438</text:p>
          </table:table-cell>
          <table:table-cell table:formula="of:= 100 *(([.B3]-[.A3])/[.A3])" office:value-type="float" office:value="-0.224123493167076">
            <text:p>-0.2241234932</text:p>
          </table:table-cell>
          <table:table-cell table:formula="of:=[.A3]-[.C3]" office:value-type="float" office:value="17.5">
            <text:p>17.5</text:p>
          </table:table-cell>
          <table:table-cell table:formula="of:= 100 *(([.C3]-[.A3])/[.A3])" office:value-type="float" office:value="-0.214987714987715">
            <text:p>-0.214987715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9887.7509765625">
            <text:p>9887.7509765625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9887.5">
            <text:p>9887.5</text:p>
          </table:table-cell>
          <table:table-cell table:formula="of:=[.A4]-[.B4]" office:value-type="float" office:value="22.2490234375">
            <text:p>22.2490234375</text:p>
          </table:table-cell>
          <table:table-cell table:formula="of:= 100 *(([.B4]-[.A4])/[.A4])" office:value-type="float" office:value="-0.224510831861756">
            <text:p>-0.2245108319</text:p>
          </table:table-cell>
          <table:table-cell table:formula="of:=[.A4]-[.C4]" office:value-type="float" office:value="22.5">
            <text:p>22.5</text:p>
          </table:table-cell>
          <table:table-cell table:formula="of:= 100 *(([.C4]-[.A4])/[.A4])" office:value-type="float" office:value="-0.227043390514632">
            <text:p>-0.2270433905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14960">
            <text:p>14960</text:p>
          </table:table-cell>
          <table:table-cell office:value-type="float" office:value="14902.2373046875">
            <text:p>14902.2373046875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14900">
            <text:p>14900</text:p>
          </table:table-cell>
          <table:table-cell table:formula="of:=[.A5]-[.B5]" office:value-type="float" office:value="57.7626953125">
            <text:p>57.7626953125</text:p>
          </table:table-cell>
          <table:table-cell table:formula="of:= 100 *(([.B5]-[.A5])/[.A5])" office:value-type="float" office:value="-0.386114273479278">
            <text:p>-0.3861142735</text:p>
          </table:table-cell>
          <table:table-cell table:formula="of:=[.A5]-[.C5]" office:value-type="float" office:value="60">
            <text:p>60</text:p>
          </table:table-cell>
          <table:table-cell table:formula="of:= 100 *(([.C5]-[.A5])/[.A5])" office:value-type="float" office:value="-0.401069518716578">
            <text:p>-0.4010695187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9895.20703125">
            <text:p>19895.20703125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19900">
            <text:p>19900</text:p>
          </table:table-cell>
          <table:table-cell table:formula="of:=[.A6]-[.B6]" office:value-type="float" office:value="104.79296875">
            <text:p>104.79296875</text:p>
          </table:table-cell>
          <table:table-cell table:formula="of:= 100 *(([.B6]-[.A6])/[.A6])" office:value-type="float" office:value="-0.52396484375">
            <text:p>-0.5239648438</text:p>
          </table:table-cell>
          <table:table-cell table:formula="of:=[.A6]-[.C6]" office:value-type="float" office:value="100">
            <text:p>100</text:p>
          </table:table-cell>
          <table:table-cell table:formula="of:= 100 *(([.C6]-[.A6])/[.A6])" office:value-type="float" office:value="-0.5">
            <text:p>-0.5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21310">
            <text:p>21310</text:p>
          </table:table-cell>
          <table:table-cell office:value-type="float" office:value="21200.107421875">
            <text:p>21200.107421875</text:p>
          </table:table-cell>
          <table:table-cell table:formula="of:=IF([.B7]&lt;1; (POWER(10; (CEILING(LOG([.B7]); -1)))/4000)*ROUND([.B7]/(POWER(10; (CEILING(LOG([.B7]); -1)))/4000); 0); (POWER(10; (CEILING(LOG([.B7]); 1)))/4000)*ROUND([.B7]/(POWER(10; (CEILING(LOG([.B7]); 1)))/4000); 0))" office:value-type="float" office:value="21200">
            <text:p>21200</text:p>
          </table:table-cell>
          <table:table-cell table:formula="of:=[.A7]-[.B7]" office:value-type="float" office:value="109.892578125">
            <text:p>109.892578125</text:p>
          </table:table-cell>
          <table:table-cell table:formula="of:= 100 *(([.B7]-[.A7])/[.A7])" office:value-type="float" office:value="-0.515685490966682">
            <text:p>-0.515685491</text:p>
          </table:table-cell>
          <table:table-cell table:formula="of:=[.A7]-[.C7]" office:value-type="float" office:value="110">
            <text:p>110</text:p>
          </table:table-cell>
          <table:table-cell table:formula="of:= 100 *(([.C7]-[.A7])/[.A7])" office:value-type="float" office:value="-0.516189582355702">
            <text:p>-0.5161895824</text:p>
          </table:table-cell>
          <table:table-cell office:value-type="string">
            <text:p>R4</text:p>
          </table:table-cell>
        </table:table-row>
      </table:table>
      <table:table table:name="R5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21860">
            <text:p>21860</text:p>
          </table:table-cell>
          <table:table-cell office:value-type="float" office:value="21738.33203125">
            <text:p>21738.33203125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21750">
            <text:p>21750</text:p>
          </table:table-cell>
          <table:table-cell table:formula="of:=[.A2]-[.B2]" office:value-type="float" office:value="121.66796875">
            <text:p>121.66796875</text:p>
          </table:table-cell>
          <table:table-cell table:formula="of:= 100 *(([.B2]-[.A2])/[.A2])" office:value-type="float" office:value="-0.556578082113449">
            <text:p>-0.5565780821</text:p>
          </table:table-cell>
          <table:table-cell table:formula="of:=[.A2]-[.C2]" office:value-type="float" office:value="110">
            <text:p>110</text:p>
          </table:table-cell>
          <table:table-cell table:formula="of:= 100 *(([.C2]-[.A2])/[.A2])" office:value-type="float" office:value="-0.5032021957914">
            <text:p>-0.5032021958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26920">
            <text:p>26920</text:p>
          </table:table-cell>
          <table:table-cell office:value-type="float" office:value="26730.96875">
            <text:p>26730.96875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26725">
            <text:p>26725</text:p>
          </table:table-cell>
          <table:table-cell table:formula="of:=[.A3]-[.B3]" office:value-type="float" office:value="189.03125">
            <text:p>189.03125</text:p>
          </table:table-cell>
          <table:table-cell table:formula="of:= 100 *(([.B3]-[.A3])/[.A3])" office:value-type="float" office:value="-0.70219632243685">
            <text:p>-0.7021963224</text:p>
          </table:table-cell>
          <table:table-cell table:formula="of:=[.A3]-[.C3]" office:value-type="float" office:value="195">
            <text:p>195</text:p>
          </table:table-cell>
          <table:table-cell table:formula="of:= 100 *(([.C3]-[.A3])/[.A3])" office:value-type="float" office:value="-0.724368499257058">
            <text:p>-0.7243684993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32670">
            <text:p>32670</text:p>
          </table:table-cell>
          <table:table-cell office:value-type="float" office:value="32446.232421875">
            <text:p>32446.232421875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32450">
            <text:p>32450</text:p>
          </table:table-cell>
          <table:table-cell table:formula="of:=[.A4]-[.B4]" office:value-type="float" office:value="223.767578125">
            <text:p>223.767578125</text:p>
          </table:table-cell>
          <table:table-cell table:formula="of:= 100 *(([.B4]-[.A4])/[.A4])" office:value-type="float" office:value="-0.684932899066422">
            <text:p>-0.6849328991</text:p>
          </table:table-cell>
          <table:table-cell table:formula="of:=[.A4]-[.C4]" office:value-type="float" office:value="220">
            <text:p>220</text:p>
          </table:table-cell>
          <table:table-cell table:formula="of:= 100 *(([.C4]-[.A4])/[.A4])" office:value-type="float" office:value="-0.673400673400673">
            <text:p>-0.6734006734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39800">
            <text:p>39800</text:p>
          </table:table-cell>
          <table:table-cell office:value-type="float" office:value="39561.59765625">
            <text:p>39561.59765625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39550">
            <text:p>39550</text:p>
          </table:table-cell>
          <table:table-cell table:formula="of:=[.A5]-[.B5]" office:value-type="float" office:value="238.40234375">
            <text:p>238.40234375</text:p>
          </table:table-cell>
          <table:table-cell table:formula="of:= 100 *(([.B5]-[.A5])/[.A5])" office:value-type="float" office:value="-0.599000863693467">
            <text:p>-0.5990008637</text:p>
          </table:table-cell>
          <table:table-cell table:formula="of:=[.A5]-[.C5]" office:value-type="float" office:value="250">
            <text:p>250</text:p>
          </table:table-cell>
          <table:table-cell table:formula="of:= 100 *(([.C5]-[.A5])/[.A5])" office:value-type="float" office:value="-0.628140703517588">
            <text:p>-0.6281407035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46800">
            <text:p>46800</text:p>
          </table:table-cell>
          <table:table-cell office:value-type="float" office:value="46467.4609375">
            <text:p>46467.4609375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46475">
            <text:p>46475</text:p>
          </table:table-cell>
          <table:table-cell table:formula="of:=[.A6]-[.B6]" office:value-type="float" office:value="332.5390625">
            <text:p>332.5390625</text:p>
          </table:table-cell>
          <table:table-cell table:formula="of:= 100 *(([.B6]-[.A6])/[.A6])" office:value-type="float" office:value="-0.710553552350427">
            <text:p>-0.7105535524</text:p>
          </table:table-cell>
          <table:table-cell table:formula="of:=[.A6]-[.C6]" office:value-type="float" office:value="325">
            <text:p>325</text:p>
          </table:table-cell>
          <table:table-cell table:formula="of:= 100 *(([.C6]-[.A6])/[.A6])" office:value-type="float" office:value="-0.694444444444444">
            <text:p>-0.6944444444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55900">
            <text:p>55900</text:p>
          </table:table-cell>
          <table:table-cell office:value-type="float" office:value="55365.49609375">
            <text:p>55365.49609375</text:p>
          </table:table-cell>
          <table:table-cell table:formula="of:=IF([.B7]&lt;1; (POWER(10; (CEILING(LOG([.B7]); -1)))/4000)*ROUND([.B7]/(POWER(10; (CEILING(LOG([.B7]); -1)))/4000); 0); (POWER(10; (CEILING(LOG([.B7]); 1)))/4000)*ROUND([.B7]/(POWER(10; (CEILING(LOG([.B7]); 1)))/4000); 0))" office:value-type="float" office:value="55375">
            <text:p>55375</text:p>
          </table:table-cell>
          <table:table-cell table:formula="of:=[.A7]-[.B7]" office:value-type="float" office:value="534.50390625">
            <text:p>534.50390625</text:p>
          </table:table-cell>
          <table:table-cell table:formula="of:= 100 *(([.B7]-[.A7])/[.A7])" office:value-type="float" office:value="-0.956178723166368">
            <text:p>-0.9561787232</text:p>
          </table:table-cell>
          <table:table-cell table:formula="of:=[.A7]-[.C7]" office:value-type="float" office:value="525">
            <text:p>525</text:p>
          </table:table-cell>
          <table:table-cell table:formula="of:= 100 *(([.C7]-[.A7])/[.A7])" office:value-type="float" office:value="-0.9391771019678">
            <text:p>-0.939177102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65600">
            <text:p>65600</text:p>
          </table:table-cell>
          <table:table-cell office:value-type="float" office:value="64878.1328125">
            <text:p>64878.1328125</text:p>
          </table:table-cell>
          <table:table-cell table:formula="of:=IF([.B8]&lt;1; (POWER(10; (CEILING(LOG([.B8]); -1)))/4000)*ROUND([.B8]/(POWER(10; (CEILING(LOG([.B8]); -1)))/4000); 0); (POWER(10; (CEILING(LOG([.B8]); 1)))/4000)*ROUND([.B8]/(POWER(10; (CEILING(LOG([.B8]); 1)))/4000); 0))" office:value-type="float" office:value="64875">
            <text:p>64875</text:p>
          </table:table-cell>
          <table:table-cell table:formula="of:=[.A8]-[.B8]" office:value-type="float" office:value="721.8671875">
            <text:p>721.8671875</text:p>
          </table:table-cell>
          <table:table-cell table:formula="of:= 100 *(([.B8]-[.A8])/[.A8])" office:value-type="float" office:value="-1.10040729801829">
            <text:p>-1.100407298</text:p>
          </table:table-cell>
          <table:table-cell table:formula="of:=[.A8]-[.C8]" office:value-type="float" office:value="725">
            <text:p>725</text:p>
          </table:table-cell>
          <table:table-cell table:formula="of:= 100 *(([.C8]-[.A8])/[.A8])" office:value-type="float" office:value="-1.10518292682927">
            <text:p>-1.1051829268</text:p>
          </table:table-cell>
          <table:table-cell office:value-type="string">
            <text:p>R5</text:p>
          </table:table-cell>
        </table:table-row>
      </table:table>
      <table:table table:name="R6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67600">
            <text:p>67600</text:p>
          </table:table-cell>
          <table:table-cell office:value-type="float" office:value="67038.6875">
            <text:p>67038.6875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67050">
            <text:p>67050</text:p>
          </table:table-cell>
          <table:table-cell table:formula="of:=[.A2]-[.B2]" office:value-type="float" office:value="561.3125">
            <text:p>561.3125</text:p>
          </table:table-cell>
          <table:table-cell table:formula="of:= 100 *(([.B2]-[.A2])/[.A2])" office:value-type="float" office:value="-0.830343934911243">
            <text:p>-0.8303439349</text:p>
          </table:table-cell>
          <table:table-cell table:formula="of:=[.A2]-[.C2]" office:value-type="float" office:value="550">
            <text:p>550</text:p>
          </table:table-cell>
          <table:table-cell table:formula="of:= 100 *(([.C2]-[.A2])/[.A2])" office:value-type="float" office:value="-0.813609467455621">
            <text:p>-0.8136094675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82300">
            <text:p>82300</text:p>
          </table:table-cell>
          <table:table-cell office:value-type="float" office:value="81511.5390625">
            <text:p>81511.5390625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81500">
            <text:p>81500</text:p>
          </table:table-cell>
          <table:table-cell table:formula="of:=[.A3]-[.B3]" office:value-type="float" office:value="788.4609375">
            <text:p>788.4609375</text:p>
          </table:table-cell>
          <table:table-cell table:formula="of:= 100 *(([.B3]-[.A3])/[.A3])" office:value-type="float" office:value="-0.958032730862697">
            <text:p>-0.9580327309</text:p>
          </table:table-cell>
          <table:table-cell table:formula="of:=[.A3]-[.C3]" office:value-type="float" office:value="800">
            <text:p>800</text:p>
          </table:table-cell>
          <table:table-cell table:formula="of:= 100 *(([.C3]-[.A3])/[.A3])" office:value-type="float" office:value="-0.972053462940462">
            <text:p>-0.9720534629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99300">
            <text:p>99300</text:p>
          </table:table-cell>
          <table:table-cell office:value-type="float" office:value="97842.3359375">
            <text:p>97842.3359375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97850">
            <text:p>97850</text:p>
          </table:table-cell>
          <table:table-cell table:formula="of:=[.A4]-[.B4]" office:value-type="float" office:value="1457.6640625">
            <text:p>1457.6640625</text:p>
          </table:table-cell>
          <table:table-cell table:formula="of:= 100 *(([.B4]-[.A4])/[.A4])" office:value-type="float" office:value="-1.46793963997986">
            <text:p>-1.46793964</text:p>
          </table:table-cell>
          <table:table-cell table:formula="of:=[.A4]-[.C4]" office:value-type="float" office:value="1450">
            <text:p>1450</text:p>
          </table:table-cell>
          <table:table-cell table:formula="of:= 100 *(([.C4]-[.A4])/[.A4])" office:value-type="float" office:value="-1.46022155085599">
            <text:p>-1.4602215509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148700">
            <text:p>148700</text:p>
          </table:table-cell>
          <table:table-cell office:value-type="float" office:value="145964.859375">
            <text:p>145964.859375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146000">
            <text:p>146000</text:p>
          </table:table-cell>
          <table:table-cell table:formula="of:=[.A5]-[.B5]" office:value-type="float" office:value="2735.140625">
            <text:p>2735.140625</text:p>
          </table:table-cell>
          <table:table-cell table:formula="of:= 100 *(([.B5]-[.A5])/[.A5])" office:value-type="float" office:value="-1.83936827505044">
            <text:p>-1.8393682751</text:p>
          </table:table-cell>
          <table:table-cell table:formula="of:=[.A5]-[.C5]" office:value-type="float" office:value="2700">
            <text:p>2700</text:p>
          </table:table-cell>
          <table:table-cell table:formula="of:= 100 *(([.C5]-[.A5])/[.A5])" office:value-type="float" office:value="-1.81573638197714">
            <text:p>-1.815736382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200200">
            <text:p>200200</text:p>
          </table:table-cell>
          <table:table-cell office:value-type="float" office:value="195327.59375">
            <text:p>195327.59375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195250">
            <text:p>195250</text:p>
          </table:table-cell>
          <table:table-cell table:formula="of:=[.A6]-[.B6]" office:value-type="float" office:value="4872.40625">
            <text:p>4872.40625</text:p>
          </table:table-cell>
          <table:table-cell table:formula="of:= 100 *(([.B6]-[.A6])/[.A6])" office:value-type="float" office:value="-2.43376935564436">
            <text:p>-2.4337693556</text:p>
          </table:table-cell>
          <table:table-cell table:formula="of:=[.A6]-[.C6]" office:value-type="float" office:value="4950">
            <text:p>4950</text:p>
          </table:table-cell>
          <table:table-cell table:formula="of:= 100 *(([.C6]-[.A6])/[.A6])" office:value-type="float" office:value="-2.47252747252747">
            <text:p>-2.4725274725</text:p>
          </table:table-cell>
          <table:table-cell office:value-type="string">
            <text:p>R6</text:p>
          </table:table-cell>
        </table:table-row>
      </table:table>
      <table:table table:name="R7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149200">
            <text:p>149200</text:p>
          </table:table-cell>
          <table:table-cell office:value-type="float" office:value="146901.328125">
            <text:p>146901.328125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147000">
            <text:p>147000</text:p>
          </table:table-cell>
          <table:table-cell table:formula="of:=[.A2]-[.B2]" office:value-type="float" office:value="2298.671875">
            <text:p>2298.671875</text:p>
          </table:table-cell>
          <table:table-cell table:formula="of:= 100 *(([.B2]-[.A2])/[.A2])" office:value-type="float" office:value="-1.54066479557641">
            <text:p>-1.5406647956</text:p>
          </table:table-cell>
          <table:table-cell table:formula="of:=[.A2]-[.C2]" office:value-type="float" office:value="2200">
            <text:p>2200</text:p>
          </table:table-cell>
          <table:table-cell table:formula="of:= 100 *(([.C2]-[.A2])/[.A2])" office:value-type="float" office:value="-1.4745308310992">
            <text:p>-1.474530831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195600">
            <text:p>195600</text:p>
          </table:table-cell>
          <table:table-cell office:value-type="float" office:value="192001.46875">
            <text:p>192001.46875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192000">
            <text:p>192000</text:p>
          </table:table-cell>
          <table:table-cell table:formula="of:=[.A3]-[.B3]" office:value-type="float" office:value="3598.53125">
            <text:p>3598.53125</text:p>
          </table:table-cell>
          <table:table-cell table:formula="of:= 100 *(([.B3]-[.A3])/[.A3])" office:value-type="float" office:value="-1.83973990286299">
            <text:p>-1.8397399029</text:p>
          </table:table-cell>
          <table:table-cell table:formula="of:=[.A3]-[.C3]" office:value-type="float" office:value="3600">
            <text:p>3600</text:p>
          </table:table-cell>
          <table:table-cell table:formula="of:= 100 *(([.C3]-[.A3])/[.A3])" office:value-type="float" office:value="-1.84049079754601">
            <text:p>-1.840490797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28200">
            <text:p>228200</text:p>
          </table:table-cell>
          <table:table-cell office:value-type="float" office:value="223366.578125">
            <text:p>223366.578125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223250">
            <text:p>223250</text:p>
          </table:table-cell>
          <table:table-cell table:formula="of:=[.A4]-[.B4]" office:value-type="float" office:value="4833.421875">
            <text:p>4833.421875</text:p>
          </table:table-cell>
          <table:table-cell table:formula="of:= 100 *(([.B4]-[.A4])/[.A4])" office:value-type="float" office:value="-2.11806392418931">
            <text:p>-2.1180639242</text:p>
          </table:table-cell>
          <table:table-cell table:formula="of:=[.A4]-[.C4]" office:value-type="float" office:value="4950">
            <text:p>4950</text:p>
          </table:table-cell>
          <table:table-cell table:formula="of:= 100 *(([.C4]-[.A4])/[.A4])" office:value-type="float" office:value="-2.16914986853637">
            <text:p>-2.169149868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48800">
            <text:p>248800</text:p>
          </table:table-cell>
          <table:table-cell office:value-type="float" office:value="241974.40625">
            <text:p>241974.40625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242000">
            <text:p>242000</text:p>
          </table:table-cell>
          <table:table-cell table:formula="of:=[.A5]-[.B5]" office:value-type="float" office:value="6825.59375">
            <text:p>6825.59375</text:p>
          </table:table-cell>
          <table:table-cell table:formula="of:= 100 *(([.B5]-[.A5])/[.A5])" office:value-type="float" office:value="-2.74340584807074">
            <text:p>-2.7434058481</text:p>
          </table:table-cell>
          <table:table-cell table:formula="of:=[.A5]-[.C5]" office:value-type="float" office:value="6800">
            <text:p>6800</text:p>
          </table:table-cell>
          <table:table-cell table:formula="of:= 100 *(([.C5]-[.A5])/[.A5])" office:value-type="float" office:value="-2.73311897106109">
            <text:p>-2.733118971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69800">
            <text:p>269800</text:p>
          </table:table-cell>
          <table:table-cell office:value-type="float" office:value="260920.765625">
            <text:p>260920.765625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261000">
            <text:p>261000</text:p>
          </table:table-cell>
          <table:table-cell table:formula="of:=[.A6]-[.B6]" office:value-type="float" office:value="8879.234375">
            <text:p>8879.234375</text:p>
          </table:table-cell>
          <table:table-cell table:formula="of:= 100 *(([.B6]-[.A6])/[.A6])" office:value-type="float" office:value="-3.29104313380282">
            <text:p>-3.2910431338</text:p>
          </table:table-cell>
          <table:table-cell table:formula="of:=[.A6]-[.C6]" office:value-type="float" office:value="8800">
            <text:p>8800</text:p>
          </table:table-cell>
          <table:table-cell table:formula="of:= 100 *(([.C6]-[.A6])/[.A6])" office:value-type="float" office:value="-3.26167531504818">
            <text:p>-3.26167531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03600">
            <text:p>303600</text:p>
          </table:table-cell>
          <table:table-cell office:value-type="float" office:value="292797.1875">
            <text:p>292797.1875</text:p>
          </table:table-cell>
          <table:table-cell table:formula="of:=IF([.B7]&lt;1; (POWER(10; (CEILING(LOG([.B7]); -1)))/4000)*ROUND([.B7]/(POWER(10; (CEILING(LOG([.B7]); -1)))/4000); 0); (POWER(10; (CEILING(LOG([.B7]); 1)))/4000)*ROUND([.B7]/(POWER(10; (CEILING(LOG([.B7]); 1)))/4000); 0))" office:value-type="float" office:value="292750">
            <text:p>292750</text:p>
          </table:table-cell>
          <table:table-cell table:formula="of:=[.A7]-[.B7]" office:value-type="float" office:value="10802.8125">
            <text:p>10802.8125</text:p>
          </table:table-cell>
          <table:table-cell table:formula="of:= 100 *(([.B7]-[.A7])/[.A7])" office:value-type="float" office:value="-3.55823863636364">
            <text:p>-3.5582386364</text:p>
          </table:table-cell>
          <table:table-cell table:formula="of:=[.A7]-[.C7]" office:value-type="float" office:value="10850">
            <text:p>10850</text:p>
          </table:table-cell>
          <table:table-cell table:formula="of:= 100 *(([.C7]-[.A7])/[.A7])" office:value-type="float" office:value="-3.5737812911726">
            <text:p>-3.573781291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33100">
            <text:p>333100</text:p>
          </table:table-cell>
          <table:table-cell office:value-type="float" office:value="319587.34375">
            <text:p>319587.34375</text:p>
          </table:table-cell>
          <table:table-cell table:formula="of:=IF([.B8]&lt;1; (POWER(10; (CEILING(LOG([.B8]); -1)))/4000)*ROUND([.B8]/(POWER(10; (CEILING(LOG([.B8]); -1)))/4000); 0); (POWER(10; (CEILING(LOG([.B8]); 1)))/4000)*ROUND([.B8]/(POWER(10; (CEILING(LOG([.B8]); 1)))/4000); 0))" office:value-type="float" office:value="319500">
            <text:p>319500</text:p>
          </table:table-cell>
          <table:table-cell table:formula="of:=[.A8]-[.B8]" office:value-type="float" office:value="13512.65625">
            <text:p>13512.65625</text:p>
          </table:table-cell>
          <table:table-cell table:formula="of:= 100 *(([.B8]-[.A8])/[.A8])" office:value-type="float" office:value="-4.0566365205644">
            <text:p>-4.0566365206</text:p>
          </table:table-cell>
          <table:table-cell table:formula="of:=[.A8]-[.C8]" office:value-type="float" office:value="13600">
            <text:p>13600</text:p>
          </table:table-cell>
          <table:table-cell table:formula="of:= 100 *(([.C8]-[.A8])/[.A8])" office:value-type="float" office:value="-4.08285800060042">
            <text:p>-4.082858000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374236.03125">
            <text:p>374236.03125</text:p>
          </table:table-cell>
          <table:table-cell table:formula="of:=IF([.B9]&lt;1; (POWER(10; (CEILING(LOG([.B9]); -1)))/4000)*ROUND([.B9]/(POWER(10; (CEILING(LOG([.B9]); -1)))/4000); 0); (POWER(10; (CEILING(LOG([.B9]); 1)))/4000)*ROUND([.B9]/(POWER(10; (CEILING(LOG([.B9]); 1)))/4000); 0))" office:value-type="float" office:value="374250">
            <text:p>374250</text:p>
          </table:table-cell>
          <table:table-cell table:formula="of:=[.A9]-[.B9]" office:value-type="float" office:value="15763.96875">
            <text:p>15763.96875</text:p>
          </table:table-cell>
          <table:table-cell table:formula="of:= 100 *(([.B9]-[.A9])/[.A9])" office:value-type="float" office:value="-4.04204326923077">
            <text:p>-4.0420432692</text:p>
          </table:table-cell>
          <table:table-cell table:formula="of:=[.A9]-[.C9]" office:value-type="float" office:value="15750">
            <text:p>15750</text:p>
          </table:table-cell>
          <table:table-cell table:formula="of:= 100 *(([.C9]-[.A9])/[.A9])" office:value-type="float" office:value="-4.03846153846154">
            <text:p>-4.038461538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438000">
            <text:p>438000</text:p>
          </table:table-cell>
          <table:table-cell office:value-type="float" office:value="418010.84375">
            <text:p>418010.84375</text:p>
          </table:table-cell>
          <table:table-cell table:formula="of:=IF([.B10]&lt;1; (POWER(10; (CEILING(LOG([.B10]); -1)))/4000)*ROUND([.B10]/(POWER(10; (CEILING(LOG([.B10]); -1)))/4000); 0); (POWER(10; (CEILING(LOG([.B10]); 1)))/4000)*ROUND([.B10]/(POWER(10; (CEILING(LOG([.B10]); 1)))/4000); 0))" office:value-type="float" office:value="418000">
            <text:p>418000</text:p>
          </table:table-cell>
          <table:table-cell table:formula="of:=[.A10]-[.B10]" office:value-type="float" office:value="19989.15625">
            <text:p>19989.15625</text:p>
          </table:table-cell>
          <table:table-cell table:formula="of:= 100 *(([.B10]-[.A10])/[.A10])" office:value-type="float" office:value="-4.56373430365297">
            <text:p>-4.5637343037</text:p>
          </table:table-cell>
          <table:table-cell table:formula="of:=[.A10]-[.C10]" office:value-type="float" office:value="20000">
            <text:p>20000</text:p>
          </table:table-cell>
          <table:table-cell table:formula="of:= 100 *(([.C10]-[.A10])/[.A10])" office:value-type="float" office:value="-4.5662100456621">
            <text:p>-4.5662100457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474000">
            <text:p>474000</text:p>
          </table:table-cell>
          <table:table-cell office:value-type="float" office:value="452033.8125">
            <text:p>452033.8125</text:p>
          </table:table-cell>
          <table:table-cell table:formula="of:=IF([.B11]&lt;1; (POWER(10; (CEILING(LOG([.B11]); -1)))/4000)*ROUND([.B11]/(POWER(10; (CEILING(LOG([.B11]); -1)))/4000); 0); (POWER(10; (CEILING(LOG([.B11]); 1)))/4000)*ROUND([.B11]/(POWER(10; (CEILING(LOG([.B11]); 1)))/4000); 0))" office:value-type="float" office:value="452000">
            <text:p>452000</text:p>
          </table:table-cell>
          <table:table-cell table:formula="of:=[.A11]-[.B11]" office:value-type="float" office:value="21966.1875">
            <text:p>21966.1875</text:p>
          </table:table-cell>
          <table:table-cell table:formula="of:= 100 *(([.B11]-[.A11])/[.A11])" office:value-type="float" office:value="-4.6342167721519">
            <text:p>-4.6342167722</text:p>
          </table:table-cell>
          <table:table-cell table:formula="of:=[.A11]-[.C11]" office:value-type="float" office:value="22000">
            <text:p>22000</text:p>
          </table:table-cell>
          <table:table-cell table:formula="of:= 100 *(([.C11]-[.A11])/[.A11])" office:value-type="float" office:value="-4.64135021097046">
            <text:p>-4.64135021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505000">
            <text:p>505000</text:p>
          </table:table-cell>
          <table:table-cell office:value-type="float" office:value="478791.6875">
            <text:p>478791.6875</text:p>
          </table:table-cell>
          <table:table-cell table:formula="of:=IF([.B12]&lt;1; (POWER(10; (CEILING(LOG([.B12]); -1)))/4000)*ROUND([.B12]/(POWER(10; (CEILING(LOG([.B12]); -1)))/4000); 0); (POWER(10; (CEILING(LOG([.B12]); 1)))/4000)*ROUND([.B12]/(POWER(10; (CEILING(LOG([.B12]); 1)))/4000); 0))" office:value-type="float" office:value="478750">
            <text:p>478750</text:p>
          </table:table-cell>
          <table:table-cell table:formula="of:=[.A12]-[.B12]" office:value-type="float" office:value="26208.3125">
            <text:p>26208.3125</text:p>
          </table:table-cell>
          <table:table-cell table:formula="of:= 100 *(([.B12]-[.A12])/[.A12])" office:value-type="float" office:value="-5.18976485148515">
            <text:p>-5.1897648515</text:p>
          </table:table-cell>
          <table:table-cell table:formula="of:=[.A12]-[.C12]" office:value-type="float" office:value="26250">
            <text:p>26250</text:p>
          </table:table-cell>
          <table:table-cell table:formula="of:= 100 *(([.C12]-[.A12])/[.A12])" office:value-type="float" office:value="-5.1980198019802">
            <text:p>-5.19801980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579000">
            <text:p>579000</text:p>
          </table:table-cell>
          <table:table-cell office:value-type="float" office:value="545294.0625">
            <text:p>545294.0625</text:p>
          </table:table-cell>
          <table:table-cell table:formula="of:=IF([.B13]&lt;1; (POWER(10; (CEILING(LOG([.B13]); -1)))/4000)*ROUND([.B13]/(POWER(10; (CEILING(LOG([.B13]); -1)))/4000); 0); (POWER(10; (CEILING(LOG([.B13]); 1)))/4000)*ROUND([.B13]/(POWER(10; (CEILING(LOG([.B13]); 1)))/4000); 0))" office:value-type="float" office:value="545250">
            <text:p>545250</text:p>
          </table:table-cell>
          <table:table-cell table:formula="of:=[.A13]-[.B13]" office:value-type="float" office:value="33705.9375">
            <text:p>33705.9375</text:p>
          </table:table-cell>
          <table:table-cell table:formula="of:= 100 *(([.B13]-[.A13])/[.A13])" office:value-type="float" office:value="-5.82140544041451">
            <text:p>-5.8214054404</text:p>
          </table:table-cell>
          <table:table-cell table:formula="of:=[.A13]-[.C13]" office:value-type="float" office:value="33750">
            <text:p>33750</text:p>
          </table:table-cell>
          <table:table-cell table:formula="of:= 100 *(([.C13]-[.A13])/[.A13])" office:value-type="float" office:value="-5.82901554404145">
            <text:p>-5.829015544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604000">
            <text:p>604000</text:p>
          </table:table-cell>
          <table:table-cell office:value-type="float" office:value="567588.8125">
            <text:p>567588.8125</text:p>
          </table:table-cell>
          <table:table-cell table:formula="of:=IF([.B14]&lt;1; (POWER(10; (CEILING(LOG([.B14]); -1)))/4000)*ROUND([.B14]/(POWER(10; (CEILING(LOG([.B14]); -1)))/4000); 0); (POWER(10; (CEILING(LOG([.B14]); 1)))/4000)*ROUND([.B14]/(POWER(10; (CEILING(LOG([.B14]); 1)))/4000); 0))" office:value-type="float" office:value="567500">
            <text:p>567500</text:p>
          </table:table-cell>
          <table:table-cell table:formula="of:=[.A14]-[.B14]" office:value-type="float" office:value="36411.1875">
            <text:p>36411.1875</text:p>
          </table:table-cell>
          <table:table-cell table:formula="of:= 100 *(([.B14]-[.A14])/[.A14])" office:value-type="float" office:value="-6.0283423013245">
            <text:p>-6.0283423013</text:p>
          </table:table-cell>
          <table:table-cell table:formula="of:=[.A14]-[.C14]" office:value-type="float" office:value="36500">
            <text:p>36500</text:p>
          </table:table-cell>
          <table:table-cell table:formula="of:= 100 *(([.C14]-[.A14])/[.A14])" office:value-type="float" office:value="-6.04304635761589">
            <text:p>-6.043046357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695000">
            <text:p>695000</text:p>
          </table:table-cell>
          <table:table-cell office:value-type="float" office:value="646288.875">
            <text:p>646288.875</text:p>
          </table:table-cell>
          <table:table-cell table:formula="of:=IF([.B15]&lt;1; (POWER(10; (CEILING(LOG([.B15]); -1)))/4000)*ROUND([.B15]/(POWER(10; (CEILING(LOG([.B15]); -1)))/4000); 0); (POWER(10; (CEILING(LOG([.B15]); 1)))/4000)*ROUND([.B15]/(POWER(10; (CEILING(LOG([.B15]); 1)))/4000); 0))" office:value-type="float" office:value="646250">
            <text:p>646250</text:p>
          </table:table-cell>
          <table:table-cell table:formula="of:=[.A15]-[.B15]" office:value-type="float" office:value="48711.125">
            <text:p>48711.125</text:p>
          </table:table-cell>
          <table:table-cell table:formula="of:= 100 *(([.B15]-[.A15])/[.A15])" office:value-type="float" office:value="-7.00879496402878">
            <text:p>-7.008794964</text:p>
          </table:table-cell>
          <table:table-cell table:formula="of:=[.A15]-[.C15]" office:value-type="float" office:value="48750">
            <text:p>48750</text:p>
          </table:table-cell>
          <table:table-cell table:formula="of:= 100 *(([.C15]-[.A15])/[.A15])" office:value-type="float" office:value="-7.01438848920863">
            <text:p>-7.014388489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855000">
            <text:p>855000</text:p>
          </table:table-cell>
          <table:table-cell office:value-type="float" office:value="779950.0625">
            <text:p>779950.0625</text:p>
          </table:table-cell>
          <table:table-cell table:formula="of:=IF([.B16]&lt;1; (POWER(10; (CEILING(LOG([.B16]); -1)))/4000)*ROUND([.B16]/(POWER(10; (CEILING(LOG([.B16]); -1)))/4000); 0); (POWER(10; (CEILING(LOG([.B16]); 1)))/4000)*ROUND([.B16]/(POWER(10; (CEILING(LOG([.B16]); 1)))/4000); 0))" office:value-type="float" office:value="780000">
            <text:p>780000</text:p>
          </table:table-cell>
          <table:table-cell table:formula="of:=[.A16]-[.B16]" office:value-type="float" office:value="75049.9375">
            <text:p>75049.9375</text:p>
          </table:table-cell>
          <table:table-cell table:formula="of:= 100 *(([.B16]-[.A16])/[.A16])" office:value-type="float" office:value="-8.77777046783626">
            <text:p>-8.7777704678</text:p>
          </table:table-cell>
          <table:table-cell table:formula="of:=[.A16]-[.C16]" office:value-type="float" office:value="75000">
            <text:p>75000</text:p>
          </table:table-cell>
          <table:table-cell table:formula="of:= 100 *(([.C16]-[.A16])/[.A16])" office:value-type="float" office:value="-8.7719298245614">
            <text:p>-8.771929824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995000">
            <text:p>995000</text:p>
          </table:table-cell>
          <table:table-cell office:value-type="float" office:value="902606.25">
            <text:p>902606.25</text:p>
          </table:table-cell>
          <table:table-cell table:formula="of:=IF([.B17]&lt;1; (POWER(10; (CEILING(LOG([.B17]); -1)))/4000)*ROUND([.B17]/(POWER(10; (CEILING(LOG([.B17]); -1)))/4000); 0); (POWER(10; (CEILING(LOG([.B17]); 1)))/4000)*ROUND([.B17]/(POWER(10; (CEILING(LOG([.B17]); 1)))/4000); 0))" office:value-type="float" office:value="902500">
            <text:p>902500</text:p>
          </table:table-cell>
          <table:table-cell table:formula="of:=[.A17]-[.B17]" office:value-type="float" office:value="92393.75">
            <text:p>92393.75</text:p>
          </table:table-cell>
          <table:table-cell table:formula="of:= 100 *(([.B17]-[.A17])/[.A17])" office:value-type="float" office:value="-9.2858040201005">
            <text:p>-9.2858040201</text:p>
          </table:table-cell>
          <table:table-cell table:formula="of:=[.A17]-[.C17]" office:value-type="float" office:value="92500">
            <text:p>92500</text:p>
          </table:table-cell>
          <table:table-cell table:formula="of:= 100 *(([.C17]-[.A17])/[.A17])" office:value-type="float" office:value="-9.2964824120603">
            <text:p>-9.296482412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1306000">
            <text:p>1306000</text:p>
          </table:table-cell>
          <table:table-cell office:value-type="float" office:value="1145136.75">
            <text:p>1145136.75</text:p>
          </table:table-cell>
          <table:table-cell table:formula="of:=IF([.B18]&lt;1; (POWER(10; (CEILING(LOG([.B18]); -1)))/4000)*ROUND([.B18]/(POWER(10; (CEILING(LOG([.B18]); -1)))/4000); 0); (POWER(10; (CEILING(LOG([.B18]); 1)))/4000)*ROUND([.B18]/(POWER(10; (CEILING(LOG([.B18]); 1)))/4000); 0))" office:value-type="float" office:value="1145000">
            <text:p>1145000</text:p>
          </table:table-cell>
          <table:table-cell table:formula="of:=[.A18]-[.B18]" office:value-type="float" office:value="160863.25">
            <text:p>160863.25</text:p>
          </table:table-cell>
          <table:table-cell table:formula="of:= 100 *(([.B18]-[.A18])/[.A18])" office:value-type="float" office:value="-12.3172473200613">
            <text:p>-12.3172473201</text:p>
          </table:table-cell>
          <table:table-cell table:formula="of:=[.A18]-[.C18]" office:value-type="float" office:value="161000">
            <text:p>161000</text:p>
          </table:table-cell>
          <table:table-cell table:formula="of:= 100 *(([.C18]-[.A18])/[.A18])" office:value-type="float" office:value="-12.3277182235835">
            <text:p>-12.327718223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1588000">
            <text:p>1588000</text:p>
          </table:table-cell>
          <table:table-cell office:value-type="float" office:value="1355649.25">
            <text:p>1355649.25</text:p>
          </table:table-cell>
          <table:table-cell table:formula="of:=IF([.B19]&lt;1; (POWER(10; (CEILING(LOG([.B19]); -1)))/4000)*ROUND([.B19]/(POWER(10; (CEILING(LOG([.B19]); -1)))/4000); 0); (POWER(10; (CEILING(LOG([.B19]); 1)))/4000)*ROUND([.B19]/(POWER(10; (CEILING(LOG([.B19]); 1)))/4000); 0))" office:value-type="float" office:value="1355000">
            <text:p>1355000</text:p>
          </table:table-cell>
          <table:table-cell table:formula="of:=[.A19]-[.B19]" office:value-type="float" office:value="232350.75">
            <text:p>232350.75</text:p>
          </table:table-cell>
          <table:table-cell table:formula="of:= 100 *(([.B19]-[.A19])/[.A19])" office:value-type="float" office:value="-14.6316593198992">
            <text:p>-14.6316593199</text:p>
          </table:table-cell>
          <table:table-cell table:formula="of:=[.A19]-[.C19]" office:value-type="float" office:value="233000">
            <text:p>233000</text:p>
          </table:table-cell>
          <table:table-cell table:formula="of:= 100 *(([.C19]-[.A19])/[.A19])" office:value-type="float" office:value="-14.6725440806045">
            <text:p>-14.672544080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010000">
            <text:p>2010000</text:p>
          </table:table-cell>
          <table:table-cell office:value-type="float" office:value="1652027.625">
            <text:p>1652027.625</text:p>
          </table:table-cell>
          <table:table-cell table:formula="of:=IF([.B20]&lt;1; (POWER(10; (CEILING(LOG([.B20]); -1)))/4000)*ROUND([.B20]/(POWER(10; (CEILING(LOG([.B20]); -1)))/4000); 0); (POWER(10; (CEILING(LOG([.B20]); 1)))/4000)*ROUND([.B20]/(POWER(10; (CEILING(LOG([.B20]); 1)))/4000); 0))" office:value-type="float" office:value="1652500">
            <text:p>1652500</text:p>
          </table:table-cell>
          <table:table-cell table:formula="of:=[.A20]-[.B20]" office:value-type="float" office:value="357972.375">
            <text:p>357972.375</text:p>
          </table:table-cell>
          <table:table-cell table:formula="of:= 100 *(([.B20]-[.A20])/[.A20])" office:value-type="float" office:value="-17.8095708955224">
            <text:p>-17.8095708955</text:p>
          </table:table-cell>
          <table:table-cell table:formula="of:=[.A20]-[.C20]" office:value-type="float" office:value="357500">
            <text:p>357500</text:p>
          </table:table-cell>
          <table:table-cell table:formula="of:= 100 *(([.C20]-[.A20])/[.A20])" office:value-type="float" office:value="-17.7860696517413">
            <text:p>-17.7860696517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023000">
            <text:p>3023000</text:p>
          </table:table-cell>
          <table:table-cell office:value-type="float" office:value="2294171.75">
            <text:p>2294171.75</text:p>
          </table:table-cell>
          <table:table-cell table:formula="of:=IF([.B21]&lt;1; (POWER(10; (CEILING(LOG([.B21]); -1)))/4000)*ROUND([.B21]/(POWER(10; (CEILING(LOG([.B21]); -1)))/4000); 0); (POWER(10; (CEILING(LOG([.B21]); 1)))/4000)*ROUND([.B21]/(POWER(10; (CEILING(LOG([.B21]); 1)))/4000); 0))" office:value-type="float" office:value="2295000">
            <text:p>2295000</text:p>
          </table:table-cell>
          <table:table-cell table:formula="of:=[.A21]-[.B21]" office:value-type="float" office:value="728828.25">
            <text:p>728828.25</text:p>
          </table:table-cell>
          <table:table-cell table:formula="of:= 100 *(([.B21]-[.A21])/[.A21])" office:value-type="float" office:value="-24.1094359907377">
            <text:p>-24.1094359907</text:p>
          </table:table-cell>
          <table:table-cell table:formula="of:=[.A21]-[.C21]" office:value-type="float" office:value="728000">
            <text:p>728000</text:p>
          </table:table-cell>
          <table:table-cell table:formula="of:= 100 *(([.C21]-[.A21])/[.A21])" office:value-type="float" office:value="-24.0820377108832">
            <text:p>-24.0820377109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813211.75">
            <text:p>2813211.75</text:p>
          </table:table-cell>
          <table:table-cell table:formula="of:=IF([.B22]&lt;1; (POWER(10; (CEILING(LOG([.B22]); -1)))/4000)*ROUND([.B22]/(POWER(10; (CEILING(LOG([.B22]); -1)))/4000); 0); (POWER(10; (CEILING(LOG([.B22]); 1)))/4000)*ROUND([.B22]/(POWER(10; (CEILING(LOG([.B22]); 1)))/4000); 0))" office:value-type="float" office:value="2812500">
            <text:p>2812500</text:p>
          </table:table-cell>
          <table:table-cell table:formula="of:=[.A22]-[.B22]" office:value-type="float" office:value="1186788.25">
            <text:p>1186788.25</text:p>
          </table:table-cell>
          <table:table-cell table:formula="of:= 100 *(([.B22]-[.A22])/[.A22])" office:value-type="float" office:value="-29.66970625">
            <text:p>-29.66970625</text:p>
          </table:table-cell>
          <table:table-cell table:formula="of:=[.A22]-[.C22]" office:value-type="float" office:value="1187500">
            <text:p>1187500</text:p>
          </table:table-cell>
          <table:table-cell table:formula="of:= 100 *(([.C22]-[.A22])/[.A22])" office:value-type="float" office:value="-29.6875">
            <text:p>-29.687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5010000">
            <text:p>5010000</text:p>
          </table:table-cell>
          <table:table-cell office:value-type="float" office:value="3265674.25">
            <text:p>3265674.25</text:p>
          </table:table-cell>
          <table:table-cell table:formula="of:=IF([.B23]&lt;1; (POWER(10; (CEILING(LOG([.B23]); -1)))/4000)*ROUND([.B23]/(POWER(10; (CEILING(LOG([.B23]); -1)))/4000); 0); (POWER(10; (CEILING(LOG([.B23]); 1)))/4000)*ROUND([.B23]/(POWER(10; (CEILING(LOG([.B23]); 1)))/4000); 0))" office:value-type="float" office:value="3265000">
            <text:p>3265000</text:p>
          </table:table-cell>
          <table:table-cell table:formula="of:=[.A23]-[.B23]" office:value-type="float" office:value="1744325.75">
            <text:p>1744325.75</text:p>
          </table:table-cell>
          <table:table-cell table:formula="of:= 100 *(([.B23]-[.A23])/[.A23])" office:value-type="float" office:value="-34.8168812375249">
            <text:p>-34.8168812375</text:p>
          </table:table-cell>
          <table:table-cell table:formula="of:=[.A23]-[.C23]" office:value-type="float" office:value="1745000">
            <text:p>1745000</text:p>
          </table:table-cell>
          <table:table-cell table:formula="of:= 100 *(([.C23]-[.A23])/[.A23])" office:value-type="float" office:value="-34.8303393213573">
            <text:p>-34.8303393214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6020000">
            <text:p>6020000</text:p>
          </table:table-cell>
          <table:table-cell office:value-type="float" office:value="3673211">
            <text:p>3673211</text:p>
          </table:table-cell>
          <table:table-cell table:formula="of:=IF([.B24]&lt;1; (POWER(10; (CEILING(LOG([.B24]); -1)))/4000)*ROUND([.B24]/(POWER(10; (CEILING(LOG([.B24]); -1)))/4000); 0); (POWER(10; (CEILING(LOG([.B24]); 1)))/4000)*ROUND([.B24]/(POWER(10; (CEILING(LOG([.B24]); 1)))/4000); 0))" office:value-type="float" office:value="3672500">
            <text:p>3672500</text:p>
          </table:table-cell>
          <table:table-cell table:formula="of:=[.A24]-[.B24]" office:value-type="float" office:value="2346789">
            <text:p>2346789</text:p>
          </table:table-cell>
          <table:table-cell table:formula="of:= 100 *(([.B24]-[.A24])/[.A24])" office:value-type="float" office:value="-38.9832059800664">
            <text:p>-38.9832059801</text:p>
          </table:table-cell>
          <table:table-cell table:formula="of:=[.A24]-[.C24]" office:value-type="float" office:value="2347500">
            <text:p>2347500</text:p>
          </table:table-cell>
          <table:table-cell table:formula="of:= 100 *(([.C24]-[.A24])/[.A24])" office:value-type="float" office:value="-38.9950166112957">
            <text:p>-38.9950166113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7050000">
            <text:p>7050000</text:p>
          </table:table-cell>
          <table:table-cell office:value-type="float" office:value="4052105">
            <text:p>4052105</text:p>
          </table:table-cell>
          <table:table-cell table:formula="of:=IF([.B25]&lt;1; (POWER(10; (CEILING(LOG([.B25]); -1)))/4000)*ROUND([.B25]/(POWER(10; (CEILING(LOG([.B25]); -1)))/4000); 0); (POWER(10; (CEILING(LOG([.B25]); 1)))/4000)*ROUND([.B25]/(POWER(10; (CEILING(LOG([.B25]); 1)))/4000); 0))" office:value-type="float" office:value="4052500">
            <text:p>4052500</text:p>
          </table:table-cell>
          <table:table-cell table:formula="of:=[.A25]-[.B25]" office:value-type="float" office:value="2997895">
            <text:p>2997895</text:p>
          </table:table-cell>
          <table:table-cell table:formula="of:= 100 *(([.B25]-[.A25])/[.A25])" office:value-type="float" office:value="-42.5233333333333">
            <text:p>-42.5233333333</text:p>
          </table:table-cell>
          <table:table-cell table:formula="of:=[.A25]-[.C25]" office:value-type="float" office:value="2997500">
            <text:p>2997500</text:p>
          </table:table-cell>
          <table:table-cell table:formula="of:= 100 *(([.C25]-[.A25])/[.A25])" office:value-type="float" office:value="-42.5177304964539">
            <text:p>-42.517730496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8050000">
            <text:p>8050000</text:p>
          </table:table-cell>
          <table:table-cell office:value-type="float" office:value="4355392.5">
            <text:p>4355392.5</text:p>
          </table:table-cell>
          <table:table-cell table:formula="of:=IF([.B26]&lt;1; (POWER(10; (CEILING(LOG([.B26]); -1)))/4000)*ROUND([.B26]/(POWER(10; (CEILING(LOG([.B26]); -1)))/4000); 0); (POWER(10; (CEILING(LOG([.B26]); 1)))/4000)*ROUND([.B26]/(POWER(10; (CEILING(LOG([.B26]); 1)))/4000); 0))" office:value-type="float" office:value="4355000">
            <text:p>4355000</text:p>
          </table:table-cell>
          <table:table-cell table:formula="of:=[.A26]-[.B26]" office:value-type="float" office:value="3694607.5">
            <text:p>3694607.5</text:p>
          </table:table-cell>
          <table:table-cell table:formula="of:= 100 *(([.B26]-[.A26])/[.A26])" office:value-type="float" office:value="-45.8957453416149">
            <text:p>-45.8957453416</text:p>
          </table:table-cell>
          <table:table-cell table:formula="of:=[.A26]-[.C26]" office:value-type="float" office:value="3695000">
            <text:p>3695000</text:p>
          </table:table-cell>
          <table:table-cell table:formula="of:= 100 *(([.C26]-[.A26])/[.A26])" office:value-type="float" office:value="-45.9006211180124">
            <text:p>-45.900621118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9020000">
            <text:p>9020000</text:p>
          </table:table-cell>
          <table:table-cell office:value-type="float" office:value="4658938.5">
            <text:p>4658938.5</text:p>
          </table:table-cell>
          <table:table-cell table:formula="of:=IF([.B27]&lt;1; (POWER(10; (CEILING(LOG([.B27]); -1)))/4000)*ROUND([.B27]/(POWER(10; (CEILING(LOG([.B27]); -1)))/4000); 0); (POWER(10; (CEILING(LOG([.B27]); 1)))/4000)*ROUND([.B27]/(POWER(10; (CEILING(LOG([.B27]); 1)))/4000); 0))" office:value-type="float" office:value="4660000">
            <text:p>4660000</text:p>
          </table:table-cell>
          <table:table-cell table:formula="of:=[.A27]-[.B27]" office:value-type="float" office:value="4361061.5">
            <text:p>4361061.5</text:p>
          </table:table-cell>
          <table:table-cell table:formula="of:= 100 *(([.B27]-[.A27])/[.A27])" office:value-type="float" office:value="-48.3487971175166">
            <text:p>-48.3487971175</text:p>
          </table:table-cell>
          <table:table-cell table:formula="of:=[.A27]-[.C27]" office:value-type="float" office:value="4360000">
            <text:p>4360000</text:p>
          </table:table-cell>
          <table:table-cell table:formula="of:= 100 *(([.C27]-[.A27])/[.A27])" office:value-type="float" office:value="-48.3370288248337">
            <text:p>-48.3370288248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10050000">
            <text:p>10050000</text:p>
          </table:table-cell>
          <table:table-cell office:value-type="float" office:value="4905226.5">
            <text:p>4905226.5</text:p>
          </table:table-cell>
          <table:table-cell table:formula="of:=IF([.B28]&lt;1; (POWER(10; (CEILING(LOG([.B28]); -1)))/4000)*ROUND([.B28]/(POWER(10; (CEILING(LOG([.B28]); -1)))/4000); 0); (POWER(10; (CEILING(LOG([.B28]); 1)))/4000)*ROUND([.B28]/(POWER(10; (CEILING(LOG([.B28]); 1)))/4000); 0))" office:value-type="float" office:value="4905000">
            <text:p>4905000</text:p>
          </table:table-cell>
          <table:table-cell table:formula="of:=[.A28]-[.B28]" office:value-type="float" office:value="5144773.5">
            <text:p>5144773.5</text:p>
          </table:table-cell>
          <table:table-cell table:formula="of:= 100 *(([.B28]-[.A28])/[.A28])" office:value-type="float" office:value="-51.191776119403">
            <text:p>-51.1917761194</text:p>
          </table:table-cell>
          <table:table-cell table:formula="of:=[.A28]-[.C28]" office:value-type="float" office:value="5145000">
            <text:p>5145000</text:p>
          </table:table-cell>
          <table:table-cell table:formula="of:= 100 *(([.C28]-[.A28])/[.A28])" office:value-type="float" office:value="-51.1940298507463">
            <text:p>-51.1940298507</text:p>
          </table:table-cell>
          <table:table-cell office:value-type="string">
            <text:p>R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05/29/2021</text:date>, <text:time>19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3:22:30.49</meta:creation-date>
    <dc:date>2021-05-29T19:12:15.60</dc:date>
    <meta:editing-duration>P6DT8H41M37S</meta:editing-duration>
    <meta:editing-cycles>17</meta:editing-cycles>
    <meta:generator>OpenOffice/4.1.6$Win32 OpenOffice.org_project/416m1$Build-9790</meta:generator>
    <meta:document-statistic meta:table-count="8" meta:cell-count="768" meta:object-count="0"/>
  </office:meta>
</office:document-meta>
</file>